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style:style>
    <style:style style:name="P1" style:family="paragraph">
      <style:paragraph-properties fo:margin-left="0.000000000000000pt"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3" style:family="paragraph">
      <style:paragraph-properties fo:margin-left="100.000000000000000pt" fo:text-align="left"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4" style:family="paragraph">
      <style:paragraph-properties fo:margin-left="160.000000000000000pt"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fill="solid" draw:fill-color="#b7b89e" draw:stroke="none" draw:textarea-horizontal-align="left" draw:textarea-vertical-align="top" fo:margin="0.000000000000000pt" style:wrap="biggest" style:wrap-contour="false" style:wrap-dynamic-threshold="0.000000000000000pt" svg:fill-rule="evenodd"/>
    </style:style>
    <style:style style:name="gr3" style:family="graphic">
      <style:graphic-properties draw:fill="solid" draw:fill-color="#000000" draw:stroke="none" draw:textarea-horizontal-align="left" draw:textarea-vertical-align="top" fo:margin="0.000000000000000pt" style:wrap="biggest" style:wrap-contour="false" style:wrap-dynamic-threshold="0.000000000000000pt" svg:fill-rule="evenodd"/>
    </style:style>
    <style:style style:name="gr4" style:family="graphic">
      <style:graphic-properties draw:fill="solid" draw:fill-color="#c9c9b8" draw:stroke="none" draw:textarea-horizontal-align="left" draw:textarea-vertical-align="top" fo:margin="0.000000000000000pt" style:wrap="biggest" style:wrap-contour="false" style:wrap-dynamic-threshold="0.000000000000000pt" svg:fill-rule="evenodd"/>
    </style:style>
    <style:style style:name="gr5" style:family="graphic">
      <style:graphic-properties draw:fill="solid" draw:fill-color="#7b7c5c" draw:stroke="none" draw:textarea-horizontal-align="left" draw:textarea-vertical-align="top" fo:margin="0.000000000000000pt" style:wrap="biggest" style:wrap-contour="false" style:wrap-dynamic-threshold="0.000000000000000pt" svg:fill-rule="evenodd"/>
    </style:style>
    <style:style style:name="gr6" style:family="graphic">
      <style:graphic-properties draw:fill="solid" draw:fill-color="#ffffff" draw:stroke="solid" draw:stroke-linejoin="bevel" draw:textarea-horizontal-align="center"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7" style:family="graphic">
      <style:graphic-properties draw:auto-grow-height="false" draw:auto-grow-width="true" draw:fill="none" draw:stroke="none" draw:textarea-vertical-align="middle" fo:margin="0.000000000000000pt" fo:padding="0.000000000000000pt" style:wrap="biggest" style:wrap-contour="false" style:wrap-dynamic-threshold="0.000000000000000pt"/>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8" style:family="graphic">
      <style:graphic-properties draw:fill="solid" draw:fill-color="#b7b79d" draw:stroke="none" draw:textarea-horizontal-align="left" draw:textarea-vertical-align="top" fo:margin="0.000000000000000pt" style:wrap="biggest" style:wrap-contour="false" style:wrap-dynamic-threshold="0.000000000000000pt" svg:fill-rule="evenodd"/>
    </style:style>
    <style:style style:name="gr9"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028346505800000pt"/>
    </style:style>
    <style:style style:name="gr10" style:family="graphic">
      <style:graphic-properties draw:fill="solid" draw:fill-color="#c9c9b6" draw:stroke="none" draw:textarea-horizontal-align="left" draw:textarea-vertical-align="top" fo:margin="0.000000000000000pt" style:wrap="biggest" style:wrap-contour="false" style:wrap-dynamic-threshold="0.000000000000000pt" svg:fill-rule="evenodd"/>
    </style:style>
    <style:style style:name="gr11"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626248" svg:stroke-linecap="butt" svg:stroke-opacity="1" svg:stroke-width="0.028346505800000pt"/>
    </style:style>
    <style:style style:name="gr12"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ecece7" svg:stroke-linecap="butt" svg:stroke-opacity="1" svg:stroke-width="0.850395174000000pt"/>
    </style:style>
    <style:style style:name="gr13" style:family="graphic">
      <style:graphic-properties draw:fill="solid" draw:fill-color="#7a7a5a" draw:stroke="none" draw:textarea-horizontal-align="left" draw:textarea-vertical-align="top" fo:margin="0.000000000000000pt" style:wrap="biggest" style:wrap-contour="false" style:wrap-dynamic-threshold="0.000000000000000pt" svg:fill-rule="evenodd"/>
    </style:style>
    <style:style style:name="gr14"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0.850395174000000pt"/>
    </style:style>
    <style:style style:name="gr15"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850395174000000pt"/>
    </style:style>
    <style:style style:name="gr16"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ecece7" svg:stroke-linecap="butt" svg:stroke-opacity="1" svg:stroke-width="0.028346505800000pt"/>
    </style:style>
    <style:style style:name="gr17"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8"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0.720000000000000pt"/>
    </style:style>
    <style:style style:name="gr19" style:family="graphic">
      <style:graphic-properties calligra:stroke-miterlimit="0"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0.72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42.01975870000pt">
          <draw:path draw:style-name="gr2" xml:id="shape-2" draw:id="shape-2" draw:layer="" svg:width="12.96542267916pt" svg:height="13.07891205809pt" svg:x="47.56543673240pt" svg:y="42.80322375800pt" svg:viewBox="0 0 13 13" svg:d="M12.9654 6.52526L12.9372 6.86571L12.9372 7.20616L12.8806 7.51824L12.8242 7.85869L12.7394 8.17076L12.6547 8.48285L12.5699 8.76655L12.457 9.07864L12.3158 9.36234L12.1745 9.64605L12.005 9.92976L11.8355 10.1851L11.6661 10.4404L11.4683 10.6958L11.2706 10.9227L11.0446 11.1497L10.8187 11.3767L10.5927 11.5753L10.3667 11.7739L10.1124 11.9441L9.82999 12.1427L9.54753 12.2845L9.26505 12.4263L8.98258 12.5683L8.70011 12.6817L8.38939 12.7669L8.07867 12.8519L7.76796 12.9371L7.45723 12.9938L7.11827 13.0221L6.80755 13.0505L6.46859 13.0789L6.12962 13.0505L5.79065 13.0221L5.47994 12.9938L5.16922 12.9371L4.85851 12.8519L4.54778 12.7669L4.23706 12.6817L3.95459 12.5683L3.67213 12.4263L3.38965 12.2845L3.10718 12.1427L2.85296 11.9441L2.57048 11.7739L2.34451 11.5753L2.09028 11.3767L1.89256 11.1497L1.66658 10.9227L1.46885 10.6958L1.27112 10.4404L1.10164 10.1851L0.932155 9.92976L0.762672 9.64605L0.621436 9.36234L0.508447 9.07864L0.395459 8.76655L0.282471 8.48285L0.19773 8.17076L0.112988 7.85869L0.0564942 7.51824L0.0282471 7.20616L0 6.86571L0 6.52526L0 6.18481L0.0282471 5.87274L0.0564942 5.53229L0.112988 5.22021L0.19773 4.90814L0.282471 4.59605L0.395459 4.28398L0.508447 4.00028L0.621436 3.68819L0.762672 3.40449L0.932155 3.12078L1.10164 2.86545L1.27112 2.61011L1.46885 2.38314L1.66658 2.12781L1.89256 1.90084L2.09028 1.70224L2.34451 1.47528L2.57048 1.27669L2.85296 1.10646L3.10718 0.936234L3.38965 0.766009L3.67213 0.624156L3.95459 0.510673L4.23706 0.39719L4.54778 0.283707L4.85851 0.198595L5.16922 0.113483L5.47994 0.0567414L5.79065 0.0283707L6.12962 0L6.46859 0L6.80755 0L7.11827 0.0283707L7.45723 0.0567414L7.76796 0.113483L8.07867 0.198595L8.38939 0.283707L8.70011 0.39719L8.98258 0.510673L9.26505 0.624156L9.54753 0.766009L9.82999 0.936234L10.1124 1.10646L10.3667 1.27669L10.5927 1.47528L10.8187 1.70224L11.0446 1.90084L11.2706 2.12781L11.4683 2.38314L11.6661 2.61011L11.8355 2.86545L12.005 3.12078L12.1745 3.40449L12.3158 3.68819L12.457 4.00028L12.5699 4.28398L12.6547 4.59605L12.7394 4.90814L12.8242 5.22021L12.8806 5.53229L12.9372 5.87274L12.9372 6.18481Z" calligra:nodeTypes="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3" draw:id="shape-3" draw:layer="" svg:width="6.55686909131pt" svg:height="6.61185649366pt" svg:x="54.08513306640pt" svg:y="49.35126659780pt" svg:viewBox="0 0 7 7" svg:d="M0 6.61186L0.163921 6.58442L0.327844 6.58442L0.491765 6.58442L0.655687 6.55698L0.819609 6.52955L0.983529 6.50212L1.14745 6.50212L1.31137 6.44725L1.44797 6.41981L1.6119 6.39238L1.77582 6.3375L1.93975 6.31007L2.10367 6.25521L2.24027 6.20033L2.37687 6.14546L2.54079 6.06315L2.67739 6.00829L2.84131 5.95342L2.97792 5.87111L3.11452 5.7888L3.25112 5.7065L3.38772 5.62419L3.52432 5.54188L3.66092 5.45959L3.7702 5.37728L3.9068 5.29497L4.0434 5.18523L4.15269 5.10293L4.28929 4.99319L4.39857 4.88345L4.50786 4.77371L4.64445 4.66397L4.72641 4.55422L4.8357 4.44449L4.94498 4.30731L5.05425 4.19757L5.16354 4.0604L5.2455 3.92322L5.32746 3.81348L5.43674 3.6763L5.51871 3.53913L5.60066 3.40195L5.68263 3.26478L5.76458 3.1276L5.84655 2.99043L5.90118 2.85325L5.95583 2.68864L6.03779 2.55147L6.09243 2.38685L6.14707 2.24968L6.20171 2.08507L6.25635 1.94789L6.31099 1.78328L6.33831 1.61867L6.39295 1.4815L6.42027 1.31689L6.44759 1.15227L6.47491 0.987664L6.50224 0.823053L6.52956 0.658442L6.52956 0.493832L6.52956 0.329222L6.55687 0.16461L6.55687 0L5.98315 0L5.98315 0.137175L5.98315 0.301786L5.95583 0.438961L5.95583 0.603572L5.92851 0.768183L5.92851 0.905358L5.87387 1.04254L5.87387 1.20714L5.84655 1.34432L5.79191 1.4815L5.76458 1.6461L5.70994 1.78328L5.65531 1.92045L5.62798 2.05764L5.57334 2.19481L5.51871 2.33199L5.46406 2.46916L5.3821 2.60633L5.32746 2.74351L5.2455 2.85325L5.19086 2.99043L5.1089 3.1276L5.02693 3.23734L4.9723 3.34708L4.86301 3.48426L4.78105 3.59399L4.69909 3.70374L4.61713 3.81348L4.50786 3.92322L4.42589 4.03296L4.31661 4.1427L4.23465 4.25244L4.12537 4.36218L4.01608 4.44449L3.9068 4.55422L3.79753 4.63653L3.68824 4.71884L3.57896 4.82857L3.44236 4.91088L3.33307 4.99319L3.2238 5.07549L3.0872 5.1578L2.97792 5.21267L2.84131 5.29497L2.70471 5.37728L2.56811 5.43215L2.45883 5.48702L2.32222 5.54188L2.18562 5.59676L2.04902 5.65163L1.91242 5.7065L1.77582 5.76137L1.6119 5.7888L1.47529 5.84367L1.33869 5.87111L1.20209 5.89855L1.03817 5.92598L0.90157 5.95342L0.737649 5.98085L0.601047 5.98085L0.437125 6.00829L0.300523 6.00829L0.136602 6.00829L0 6.00829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4" draw:id="shape-4" draw:layer="" svg:width="6.61185649366pt" svg:height="6.61185649366pt" svg:x="47.28197167440pt" svg:y="49.35126659780pt" svg:viewBox="0 0 7 7" svg:d="M0 0L0 0.16461L0 0.329222L0 0.493832L0 0.658442L0.0274351 0.823053L0.0548702 0.987664L0.0823053 1.15227L0.109741 1.31689L0.137175 1.4815L0.192045 1.61867L0.219481 1.78328L0.274351 1.94789L0.329222 2.08507L0.384091 2.24968L0.438961 2.38685L0.493832 2.55147L0.576137 2.68864L0.631007 2.85325L0.713312 2.99043L0.768183 3.1276L0.850488 3.26478L0.932793 3.40195L1.0151 3.53913L1.09741 3.6763L1.20714 3.81348L1.28945 3.92322L1.39919 4.0604L1.4815 4.19757L1.59124 4.30731L1.70098 4.44449L1.81072 4.55422L1.92045 4.66397L2.0302 4.77371L2.16737 4.88345L2.27712 4.99319L2.38685 5.10293L2.52403 5.18523L2.63377 5.29497L2.77095 5.37728L2.88068 5.45959L3.01786 5.54188L3.15503 5.62419L3.29222 5.7065L3.42939 5.7888L3.59399 5.87111L3.73117 5.95342L3.86835 6.00829L4.00553 6.06315L4.17013 6.14546L4.33474 6.20033L4.47192 6.25521L4.63653 6.31007L4.77371 6.3375L4.93832 6.39238L5.10293 6.41981L5.26754 6.44725L5.43215 6.50212L5.59676 6.50212L5.76137 6.52955L5.92598 6.55698L6.09059 6.58442L6.25521 6.58442L6.41981 6.58442L6.61186 6.61186L6.61186 6.00829L6.44725 6.00829L6.28263 6.00829L6.11802 6.00829L5.95342 5.98085L5.81624 5.98085L5.67907 5.95342L5.51446 5.92598L5.37728 5.89855L5.21267 5.87111L5.07549 5.84367L4.93832 5.7888L4.80114 5.76137L4.66397 5.7065L4.52679 5.65163L4.38961 5.59676L4.25244 5.54188L4.08783 5.48702L3.97809 5.43215L3.84091 5.37728L3.70374 5.29497L3.59399 5.21267L3.45682 5.1578L3.31965 5.07549L3.20991 4.99319L3.10016 4.91088L2.99043 4.82857L2.85325 4.71884L2.74351 4.63653L2.63377 4.55422L2.52403 4.44449L2.41429 4.36218L2.30455 4.25244L2.22224 4.1427L2.1125 4.03296L2.0302 3.92322L1.92045 3.81348L1.83816 3.70374L1.75585 3.59399L1.67354 3.48426L1.59124 3.34708L1.50893 3.23734L1.42662 3.1276L1.34432 2.99043L1.28945 2.85325L1.20714 2.74351L1.15227 2.60633L1.09741 2.46916L1.0151 2.33199L0.960228 2.19481L0.932793 2.05764L0.877923 1.92045L0.823053 1.78328L0.795618 1.6461L0.740748 1.4815L0.713312 1.34432L0.685877 1.20714L0.658442 1.04254L0.631007 0.905358L0.603572 0.768183L0.576137 0.603572L0.576137 0.438961L0.576137 0.301786L0.548702 0.137175L0.548702 0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5" draw:id="shape-5" draw:layer="" svg:width="6.61185649366pt" svg:height="6.66707350270pt" svg:x="47.28197167440pt" svg:y="42.51975870000pt" svg:viewBox="0 0 7 7" svg:d="M6.61186 0L6.41981 0L6.25521 0L6.09059 0L5.92598 0.0275499L5.76137 0.0550997L5.59676 0.0550997L5.43215 0.0826496L5.26754 0.13775L5.10293 0.165299L4.93832 0.19285L4.77371 0.247949L4.63653 0.303049L4.47192 0.330598L4.33474 0.385698L4.17013 0.440798L4.00553 0.523448L3.86835 0.578548L3.73117 0.661197L3.59399 0.716297L3.42939 0.798947L3.29222 0.881596L3.15503 0.964246L3.01786 1.0469L2.88068 1.12954L2.77095 1.21219L2.63377 1.29484L2.52403 1.40505L2.38685 1.51525L2.27712 1.62544L2.16737 1.73564L2.0302 1.81829L1.92045 1.9285L1.81072 2.06624L1.70098 2.17644L1.59124 2.28664L1.4815 2.42439L1.39919 2.53459L1.28945 2.67234L1.20714 2.78254L1.09741 2.92028L1.0151 3.05804L0.932793 3.19579L0.850488 3.33353L0.768183 3.47128L0.713312 3.60904L0.631007 3.77433L0.576137 3.91208L0.493832 4.04983L0.438961 4.21513L0.384091 4.35288L0.329222 4.51818L0.274351 4.68348L0.219481 4.82123L0.192045 4.98653L0.137175 5.15183L0.109741 5.31713L0.0823053 5.45488L0.0548702 5.64772L0.0274351 5.81303L0 5.95077L0 6.14362L0 6.30893L0 6.47422L0 6.66707L0.548702 6.66707L0.548702 6.47422L0.576137 6.33648L0.576137 6.17117L0.576137 6.03342L0.603572 5.86813L0.631007 5.73038L0.658442 5.56507L0.685877 5.42733L0.713312 5.28958L0.740748 5.12428L0.795618 4.98653L0.823053 4.82123L0.877923 4.71103L0.932793 4.54573L0.960228 4.40798L1.0151 4.27023L1.09741 4.16004L1.15227 4.02228L1.20714 3.88453L1.28945 3.74678L1.34432 3.60904L1.42662 3.49883L1.50893 3.36108L1.59124 3.25089L1.67354 3.14069L1.75585 3.00294L1.83816 2.89273L1.92045 2.78254L2.0302 2.67234L2.1125 2.56214L2.22224 2.45194L2.30455 2.34174L2.41429 2.23154L2.52403 2.14889L2.63377 2.03869L2.74351 1.95605L2.85325 1.84584L2.99043 1.76319L3.10016 1.68054L3.20991 1.59789L3.31965 1.51525L3.45682 1.4326L3.59399 1.3775L3.70374 1.29484L3.84091 1.23974L3.97809 1.15709L4.08783 1.10199L4.25244 1.0469L4.38961 0.991798L4.52679 0.936696L4.66397 0.881596L4.80114 0.826496L4.93832 0.798947L5.07549 0.743847L5.21267 0.716297L5.37728 0.688747L5.51446 0.661197L5.67907 0.633648L5.81624 0.606097L5.95342 0.606097L6.11802 0.578548L6.28263 0.578548L6.44725 0.578548L6.61186 0.550997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6" draw:id="shape-6" draw:layer="" svg:width="6.55686909131pt" svg:height="6.66707350270pt" svg:x="54.08513306640pt" svg:y="42.51975870000pt" svg:viewBox="0 0 7 7" svg:d="M6.55687 6.66707L6.55687 6.47422L6.52956 6.30893L6.52956 6.14362L6.52956 5.95077L6.50224 5.81303L6.47491 5.64772L6.44759 5.48242L6.42027 5.31713L6.39295 5.15183L6.33831 4.98653L6.31099 4.82123L6.25635 4.68348L6.20171 4.51818L6.14707 4.35288L6.09243 4.21513L6.03779 4.04983L5.95583 3.91208L5.90118 3.77433L5.84655 3.60904L5.76458 3.47128L5.68263 3.33353L5.60066 3.19579L5.51871 3.05804L5.43674 2.92028L5.32746 2.78254L5.2455 2.67234L5.16354 2.53459L5.05425 2.42439L4.94498 2.28664L4.8357 2.17644L4.72641 2.06624L4.64445 1.9285L4.50786 1.81829L4.39857 1.73564L4.28929 1.62544L4.15269 1.51525L4.0434 1.40505L3.9068 1.29484L3.7702 1.21219L3.66092 1.12954L3.52432 1.0469L3.38772 0.964246L3.25112 0.881596L3.11452 0.798947L2.97792 0.716297L2.84131 0.661197L2.67739 0.578548L2.54079 0.523448L2.37687 0.440798L2.24027 0.385698L2.10367 0.330598L1.93975 0.303049L1.77582 0.247949L1.6119 0.19285L1.44797 0.165299L1.31137 0.13775L1.14745 0.0826496L0.983529 0.0550997L0.819609 0.0550997L0.655687 0.0275499L0.491765 0L0.327844 0L0.163921 0L0 0L0 0.550997L0.136602 0.578548L0.300523 0.578548L0.437125 0.578548L0.601047 0.606097L0.737649 0.606097L0.90157 0.633648L1.03817 0.661197L1.20209 0.688747L1.33869 0.716297L1.47529 0.743847L1.6119 0.798947L1.77582 0.826496L1.91242 0.881596L2.04902 0.936696L2.18562 0.991798L2.32222 1.0469L2.45883 1.10199L2.56811 1.15709L2.70471 1.23974L2.84131 1.29484L2.97792 1.3775L3.0872 1.4326L3.2238 1.51525L3.33307 1.59789L3.44236 1.68054L3.57896 1.76319L3.68824 1.84584L3.79753 1.95605L3.9068 2.03869L4.01608 2.14889L4.12537 2.23154L4.23465 2.34174L4.31661 2.45194L4.42589 2.56214L4.50786 2.67234L4.61713 2.78254L4.69909 2.89273L4.78105 3.00294L4.86301 3.14069L4.9723 3.25089L5.02693 3.36108L5.1089 3.49883L5.19086 3.60904L5.2455 3.74678L5.32746 3.88453L5.3821 4.02228L5.46406 4.16004L5.51871 4.27023L5.57334 4.40798L5.62798 4.54573L5.65531 4.71103L5.70994 4.82123L5.76458 4.98653L5.79191 5.12428L5.84655 5.28958L5.87387 5.42733L5.87387 5.56507L5.92851 5.73038L5.92851 5.86813L5.95583 6.03342L5.95583 6.17117L5.98315 6.33648L5.98315 6.47422L5.98315 6.66707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7" draw:id="shape-7" draw:layer="" svg:width="15.46908949528pt" svg:height="3.24001461296pt" svg:x="73.58752905680pt" svg:y="66.44420959520pt" svg:viewBox="0 0 15 3" svg:d="M0 0L15.4691 0L15.4691 3.24001L0 3.24001Z" calligra:nodeTypes="ccccc">
            <draw:glue-point draw:id="4" svg:x="0.50000000000pt" svg:y="0.50000000000pt" draw:align="center"/>
            <draw:glue-point draw:id="5" svg:x="0.50000000000pt" svg:y="0.50000000000pt" draw:align="center"/>
          </draw:path>
          <draw:path draw:style-name="gr3" xml:id="shape-8" draw:id="shape-8" draw:layer="" svg:width="16.03159135558pt" svg:height="0.35435448160pt" svg:x="73.58752905680pt" svg:y="66.13239803140pt" svg:viewBox="0 0 16 0" svg:d="M16.0316 0.177177L15.72 0L0 0L0 0.354354L15.72 0.354354L16.0316 0.177177L16.0316 0L15.72 0Z" calligra:nodeTypes="ccccccccc">
            <draw:glue-point draw:id="4" svg:x="0.50000000000pt" svg:y="0.50000000000pt" draw:align="center"/>
            <draw:glue-point draw:id="5" svg:x="0.50000000000pt" svg:y="0.50000000000pt" draw:align="center"/>
          </draw:path>
          <draw:path draw:style-name="gr3" xml:id="shape-9" draw:id="shape-9" draw:layer="" svg:width="0.35435448160pt" svg:height="3.77033606711pt" svg:x="89.00802821200pt" svg:y="66.44420959520pt" svg:viewBox="0 0 0 4" svg:d="M0.16107 3.77034L0.354354 3.4698L0.354354 0L0 0L0 3.4698L0.16107 3.77034L0.354354 3.77034L0.354354 3.4698Z" calligra:nodeTypes="ccccccccc">
            <draw:glue-point draw:id="4" svg:x="0.50000000000pt" svg:y="0.50000000000pt" draw:align="center"/>
            <draw:glue-point draw:id="5" svg:x="0.50000000000pt" svg:y="0.50000000000pt" draw:align="center"/>
          </draw:path>
          <draw:path draw:style-name="gr3" xml:id="shape-10" draw:id="shape-10" draw:layer="" svg:width="16.03159135558pt" svg:height="0.35435448160pt" svg:x="73.30406399880pt" svg:y="69.73240426800pt" svg:viewBox="0 0 16 0" svg:d="M0 0.16107L0.283243 0.354354L16.0316 0.354354L16.0316 0L0.283243 0L0 0.16107L0 0.354354L0.283243 0.354354Z" calligra:nodeTypes="ccccccccc">
            <draw:glue-point draw:id="4" svg:x="0.50000000000pt" svg:y="0.50000000000pt" draw:align="center"/>
            <draw:glue-point draw:id="5" svg:x="0.50000000000pt" svg:y="0.50000000000pt" draw:align="center"/>
          </draw:path>
          <draw:path draw:style-name="gr3" xml:id="shape-11" draw:id="shape-11" draw:layer="" svg:width="0.35435448160pt" svg:height="3.77033606711pt" svg:x="73.30406399880pt" svg:y="66.13239803140pt" svg:viewBox="0 0 0 4" svg:d="M0.177177 0L0 0.273213L0 3.77034L0.354354 3.77034L0.354354 0.273213L0.177177 0L0 0L0 0.273213Z" calligra:nodeTypes="ccccccccc">
            <draw:glue-point draw:id="4" svg:x="0.50000000000pt" svg:y="0.50000000000pt" draw:align="center"/>
            <draw:glue-point draw:id="5" svg:x="0.50000000000pt" svg:y="0.50000000000pt" draw:align="center"/>
          </draw:path>
          <draw:path draw:style-name="gr4" xml:id="shape-12" draw:id="shape-12" draw:layer="" svg:width="12.49642101870pt" svg:height="12.55429418983pt" svg:x="73.89934062060pt" svg:y="54.17017258380pt" svg:viewBox="0 0 12 13" svg:d="M12.4964 3.15305L12.4964 12.5543L0 12.5543L0 0L11.0246 1.41743L11.0534 1.41743L11.0822 1.44635L11.1689 1.44635L11.2554 1.47528L11.3132 1.5042L11.3708 1.5042L11.4286 1.53313L11.4864 1.56206L11.544 1.59099L11.6307 1.61992L11.6883 1.64884L11.7461 1.70669L11.8326 1.73562L11.8904 1.79347L11.9769 1.85133L12.0347 1.90919L12.0924 1.96704L12.1501 2.05381L12.2078 2.1406L12.2655 2.22738L12.3232 2.31417L12.3521 2.40094L12.4098 2.51665L12.4387 2.63236L12.4675 2.74806L12.4675 2.86378L12.4964 3.00841Z" calligra:nodeTypes="ccccccccccccccccccccccccccccccccc">
            <draw:glue-point draw:id="4" svg:x="0.50000000000pt" svg:y="0.50000000000pt" draw:align="center"/>
            <draw:glue-point draw:id="5" svg:x="0.50000000000pt" svg:y="0.50000000000pt" draw:align="center"/>
          </draw:path>
          <draw:path draw:style-name="gr3" xml:id="shape-13" draw:id="shape-13" draw:layer="" svg:width="0.35435448160pt" svg:height="9.95977101795pt" svg:x="85.83321956240pt" svg:y="57.25994171600pt" svg:viewBox="0 0 0 10" svg:d="M0.16107 9.95977L0.354354 9.63273L0.354354 0L0 0L0 9.63273L0.16107 9.95977L0.354354 9.95977L0.354354 9.63273Z" calligra:nodeTypes="ccccccccc">
            <draw:glue-point draw:id="4" svg:x="0.50000000000pt" svg:y="0.50000000000pt" draw:align="center"/>
            <draw:glue-point draw:id="5" svg:x="0.50000000000pt" svg:y="0.50000000000pt" draw:align="center"/>
          </draw:path>
          <draw:path draw:style-name="gr3" xml:id="shape-14" draw:id="shape-14" draw:layer="" svg:width="12.07540737596pt" svg:height="0.35435448160pt" svg:x="73.61587556260pt" svg:y="66.13239803140pt" svg:viewBox="0 0 12 0" svg:d="M0 0.177177L0.272581 0.354354L12.0754 0.354354L12.0754 0L0.272581 0L0 0.177177L0 0.354354L0.272581 0.354354Z" calligra:nodeTypes="ccccccccc">
            <draw:glue-point draw:id="4" svg:x="0.50000000000pt" svg:y="0.50000000000pt" draw:align="center"/>
            <draw:glue-point draw:id="5" svg:x="0.50000000000pt" svg:y="0.50000000000pt" draw:align="center"/>
          </draw:path>
          <draw:path draw:style-name="gr3" xml:id="shape-15" draw:id="shape-15" draw:layer="" svg:width="0.32140969066pt" svg:height="12.23984458390pt" svg:x="73.61587556260pt" svg:y="53.83001451420pt" svg:viewBox="0 0 0 12" svg:d="M0.168357 0.0274435L0 0.301879L0 12.2398L0.32141 12.2398L0.32141 0.301879L0.168357 0.0274435L0 0L0 0.301879Z" calligra:nodeTypes="ccccccccc">
            <draw:glue-point draw:id="4" svg:x="0.50000000000pt" svg:y="0.50000000000pt" draw:align="center"/>
            <draw:glue-point draw:id="5" svg:x="0.50000000000pt" svg:y="0.50000000000pt" draw:align="center"/>
          </draw:path>
          <draw:path draw:style-name="gr3" xml:id="shape-16" draw:id="shape-16" draw:layer="" svg:width="10.77135884626pt" svg:height="1.96863931595pt" svg:x="73.84264760900pt" svg:y="53.88670752580pt" svg:viewBox="0 0 11 2" svg:d="M10.6873 1.96864L10.7714 1.38636L0.0559549 0L0 0.554545Z" calligra:nodeTypes="ccccc">
            <draw:glue-point draw:id="4" svg:x="0.50000000000pt" svg:y="0.50000000000pt" draw:align="center"/>
            <draw:glue-point draw:id="5" svg:x="0.50000000000pt" svg:y="0.50000000000pt" draw:align="center"/>
          </draw:path>
          <draw:path draw:style-name="gr3" xml:id="shape-17" draw:id="shape-17" draw:layer="" svg:width="1.54437092741pt" svg:height="1.96863931595pt" svg:x="84.67101282460pt" svg:y="55.27568631000pt" svg:viewBox="0 0 2 2" svg:d="M1.54437 1.96864L1.54437 1.88545L1.54437 1.80227L1.51986 1.71909L1.51986 1.66364L1.49535 1.58045L1.49535 1.49727L1.49535 1.44182L1.47083 1.38636L1.47083 1.30318L1.44632 1.24773L1.4218 1.19227L1.39729 1.10909L1.37278 1.05364L1.37278 0.99818L1.32375 0.942727L1.32375 0.887272L1.2502 0.804091L1.20118 0.693181L1.12764 0.637727L1.07861 0.554545L1.00507 0.471363L0.931528 0.415909L0.857986 0.360454L0.784444 0.305L0.710902 0.249545L0.637361 0.221818L0.588332 0.166364L0.514791 0.138636L0.465764 0.110909L0.392222 0.0831818L0.343194 0.0554545L0.294167 0.0554545L0.196111 0.0277273L0.12257 0L0.0735416 0L0.0490277 0L0 0.554545L0 0.554545L0.0245139 0.582272L0.0735416 0.582272L0.147083 0.61L0.171597 0.61L0.220625 0.637727L0.269652 0.665454L0.31868 0.665454L0.367708 0.693181L0.416736 0.720909L0.465764 0.748636L0.514791 0.776363L0.563819 0.831818L0.612847 0.859545L0.661874 0.915L0.710902 0.970454L0.75993 0.99818L0.784444 1.05364L0.833472 1.13682L0.857986 1.19227L0.882503 1.22L0.907011 1.27545L0.907011 1.30318L0.931528 1.33091L0.956045 1.38636L0.956045 1.41409L0.956045 1.46954L0.980553 1.525L0.980553 1.55273L1.00507 1.60818L1.00507 1.66364L1.00507 1.71909L1.00507 1.77454L1.02959 1.83L1.02959 1.88545L1.02959 1.94091L1.02959 1.96864L1.02959 1.94091L1.02959 1.96864Z" calligra:nodeTypes="cccccccccccccccccccccccccccccccccccccccccccccccccccccccccccccccccccccccccccccc">
            <draw:glue-point draw:id="4" svg:x="0.50000000000pt" svg:y="0.50000000000pt" draw:align="center"/>
            <draw:glue-point draw:id="5" svg:x="0.50000000000pt" svg:y="0.50000000000pt" draw:align="center"/>
          </draw:path>
          <draw:path draw:style-name="gr5" xml:id="shape-18" draw:id="shape-18" draw:layer="" svg:width="20.78333652219pt" svg:height="12.13006401819pt" svg:x="42.80322375800pt" svg:y="86.34345666680pt" svg:viewBox="0 0 21 12" svg:d="M19.6005 8.52383L12.194 8.52383L12.194 0L8.4485 0L8.4485 8.52383L1.15463 8.52383L1.09831 8.52383L1.04198 8.52383L0.985658 8.55115L0.929335 8.55115L0.873012 8.57847L0.816689 8.57847L0.760365 8.60579L0.704041 8.60579L0.647718 8.63311L0.591395 8.66043L0.563233 8.68775L0.50691 8.71507L0.450587 8.74239L0.422425 8.79703L0.366101 8.82435L0.33794 8.87899L0.309778 8.90631L0.253455 8.93363L0.225294 8.98827L0.197132 9.01559L0.16897 9.07023L0.140808 9.12487L0.112646 9.17951L0.084485 9.23415L0.0563233 9.26147L0.0563233 9.31611L0.0281617 9.37075L0.0281617 9.42539L0 9.48003L0 9.53467L0 9.5893L0 9.67131L0 10.9826L0 11.0373L0 11.0919L0 11.1465L0.0281617 11.2285L0.0281617 11.2559L0.0563233 11.3104L0.0563233 11.3651L0.084485 11.4198L0.112646 11.4744L0.140808 11.529L0.16897 11.5564L0.197132 11.611L0.225294 11.6656L0.253455 11.693L0.309778 11.7475L0.33794 11.7749L0.366101 11.8296L0.422425 11.8569L0.450587 11.8842L0.50691 11.9115L0.563233 11.9388L0.591395 11.9935L0.647718 11.9935L0.704041 12.0208L0.760365 12.0482L0.816689 12.0754L0.873012 12.0754L0.929335 12.1027L0.985658 12.1027L1.04198 12.1027L1.09831 12.1027L1.15463 12.1301L19.6005 12.1301L19.685 12.1027L19.7414 12.1027L19.7977 12.1027L19.854 12.1027L19.9103 12.0754L19.9666 12.0754L19.9947 12.0482L20.0793 12.0208L20.1356 11.9935L20.1638 11.9935L20.2201 11.9388L20.2482 11.9115L20.3045 11.8842L20.3609 11.8569L20.3891 11.8296L20.4454 11.7749L20.4735 11.7475L20.5017 11.693L20.5299 11.6656L20.558 11.611L20.6143 11.5564L20.6425 11.529L20.6706 11.4744L20.6989 11.4198L20.6989 11.3651L20.727 11.3104L20.7552 11.2559L20.7552 11.2285L20.7552 11.1465L20.7552 11.0919L20.7833 11.0373L20.7833 10.9826L20.7833 9.67131L20.7833 9.5893L20.7552 9.53467L20.7552 9.48003L20.7552 9.42539L20.7552 9.37075L20.727 9.31611L20.6989 9.26147L20.6989 9.23415L20.6706 9.17951L20.6425 9.12487L20.6143 9.07023L20.558 9.01559L20.5299 8.98827L20.5017 8.93363L20.4735 8.90631L20.4454 8.87899L20.3891 8.82435L20.3609 8.79703L20.3045 8.74239L20.2482 8.71507L20.2201 8.68775L20.1638 8.66043L20.1356 8.63311L20.0793 8.60579L19.9947 8.60579L19.9666 8.57847L19.9103 8.57847L19.854 8.55115L19.7977 8.55115L19.7414 8.52383L19.685 8.52383Z" calligra:nodeTypes="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9" draw:id="shape-19" draw:layer="" svg:width="7.48573745637pt" svg:height="0.35435448160pt" svg:x="54.76544920560pt" svg:y="94.90410141840pt" svg:viewBox="0 0 7 0" svg:d="M0 0.16107L0.273202 0.354354L7.48574 0.354354L7.48574 0L0.273202 0L0 0.16107L0 0.354354L0.273202 0.354354Z" calligra:nodeTypes="ccccccccc">
            <draw:glue-point draw:id="4" svg:x="0.50000000000pt" svg:y="0.50000000000pt" draw:align="center"/>
            <draw:glue-point draw:id="5" svg:x="0.50000000000pt" svg:y="0.50000000000pt" draw:align="center"/>
          </draw:path>
          <draw:path draw:style-name="gr3" xml:id="shape-20" draw:id="shape-20" draw:layer="" svg:width="0.35435448160pt" svg:height="9.25695317047pt" svg:x="54.76544920560pt" svg:y="86.05999160880pt" svg:viewBox="0 0 0 9" svg:d="M0.16107 0L0 0.286593L0 9.25695L0.354354 9.25695L0.354354 0.286593L0.16107 0L0.354354 0.286593L0.354354 0Z" calligra:nodeTypes="ccccccccc">
            <draw:glue-point draw:id="4" svg:x="0.50000000000pt" svg:y="0.50000000000pt" draw:align="center"/>
            <draw:glue-point draw:id="5" svg:x="0.50000000000pt" svg:y="0.50000000000pt" draw:align="center"/>
          </draw:path>
          <draw:path draw:style-name="gr3" xml:id="shape-21" draw:id="shape-21" draw:layer="" svg:width="4.05056260769pt" svg:height="0.35435448160pt" svg:x="51.02371044000pt" svg:y="86.05999160880pt" svg:viewBox="0 0 4 0" svg:d="M0 0.177177L0.283257 0.354354L4.05056 0.354354L4.05056 0L0.283257 0L0 0.177177L0.283257 0L0 0Z" calligra:nodeTypes="ccccccccc">
            <draw:glue-point draw:id="4" svg:x="0.50000000000pt" svg:y="0.50000000000pt" draw:align="center"/>
            <draw:glue-point draw:id="5" svg:x="0.50000000000pt" svg:y="0.50000000000pt" draw:align="center"/>
          </draw:path>
          <draw:path draw:style-name="gr3" xml:id="shape-22" draw:id="shape-22" draw:layer="" svg:width="0.35435448160pt" svg:height="9.31454262457pt" svg:x="51.02371044000pt" svg:y="86.34345666680pt" svg:viewBox="0 0 0 9" svg:d="M0.177177 9.31454L0.354354 8.99831L0.354354 0L0 0L0 8.99831L0.177177 9.31454L0.354354 9.31454L0.354354 8.99831Z" calligra:nodeTypes="ccccccccc">
            <draw:glue-point draw:id="4" svg:x="0.50000000000pt" svg:y="0.50000000000pt" draw:align="center"/>
            <draw:glue-point draw:id="5" svg:x="0.50000000000pt" svg:y="0.50000000000pt" draw:align="center"/>
          </draw:path>
          <draw:path draw:style-name="gr3" xml:id="shape-23" draw:id="shape-23" draw:layer="" svg:width="7.70017948141pt" svg:height="0.35435448160pt" svg:x="43.96543049580pt" svg:y="94.90410141840pt" svg:viewBox="0 0 8 0" svg:d="M0 0L0 0.354354L7.70018 0.354354L7.70018 0L0 0L0 0.354354Z" calligra:nodeTypes="ccccccc">
            <draw:glue-point draw:id="4" svg:x="0.50000000000pt" svg:y="0.50000000000pt" draw:align="center"/>
            <draw:glue-point draw:id="5" svg:x="0.50000000000pt" svg:y="0.50000000000pt" draw:align="center"/>
          </draw:path>
          <draw:path draw:style-name="gr3" xml:id="shape-24" draw:id="shape-24" draw:layer="" svg:width="2.08996434503pt" svg:height="2.17273245692pt" svg:x="42.51975870000pt" svg:y="94.90410141840pt" svg:viewBox="0 0 2 2" svg:d="M0.803834 2.17273L0.803834 2.09073L0.844025 2.00875L0.844025 1.96776L0.844025 1.88577L0.884216 1.80377L0.884216 1.76278L0.884216 1.72179L0.924409 1.6398L0.9646 1.59879L0.9646 1.5578L1.00479 1.47582L1.04498 1.43482L1.04498 1.39383L1.08517 1.31184L1.12537 1.27084L1.16556 1.22985L1.24594 1.18885L1.28613 1.14786L1.32633 1.10686L1.36652 1.06587L1.4469 1.02487L1.48709 1.02487L1.52728 0.983878L1.56747 0.942882L1.64786 0.942882L1.68805 0.901888L1.76843 0.901888L1.80862 0.901888L1.889 0.860893L1.92921 0.860893L2.00958 0.860893L2.08996 0.860893L2.08996 0L1.9694 0L1.889 0L1.76843 0L1.64786 0.040995L1.56747 0.040995L1.4469 0.0819898L1.36652 0.122985L1.24594 0.16398L1.16556 0.204974L1.08517 0.245969L0.9646 0.286965L0.884216 0.368954L0.803834 0.40995L0.763641 0.491939L0.643067 0.532934L0.562683 0.614924L0.522492 0.696913L0.442108 0.778904L0.401917 0.860893L0.321533 0.942882L0.281342 1.02487L0.24115 1.10686L0.160767 1.22985L0.160767 1.31184L0.0803834 1.39383L0.0803834 1.51681L0.0401917 1.59879L0.0401917 1.72179L0 1.80377L0 1.92676L0 2.04974L0 2.17273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25" draw:id="shape-25" draw:layer="" svg:width="0.32140969066pt" svg:height="1.85131709696pt" svg:x="42.51975870000pt" svg:y="96.37811972000pt" svg:viewBox="0 0 0 2" svg:d="M0 1.85132L0.32141 1.85132L0.32141 0L0 0L0 1.85132L0.32141 1.85132Z" calligra:nodeTypes="ccccccc">
            <draw:glue-point draw:id="4" svg:x="0.50000000000pt" svg:y="0.50000000000pt" draw:align="center"/>
            <draw:glue-point draw:id="5" svg:x="0.50000000000pt" svg:y="0.50000000000pt" draw:align="center"/>
          </draw:path>
          <draw:path draw:style-name="gr3" xml:id="shape-26" draw:id="shape-26" draw:layer="" svg:width="2.08996434503pt" svg:height="2.17273245692pt" svg:x="42.51975870000pt" svg:y="97.73875199840pt" svg:viewBox="0 0 2 2" svg:d="M2.08996 1.27084L2.00958 1.27084L1.92921 1.27084L1.889 1.27084L1.80862 1.27084L1.76843 1.22985L1.68805 1.22985L1.64786 1.18885L1.56747 1.18885L1.52728 1.14786L1.48709 1.14786L1.4469 1.10686L1.36652 1.06587L1.32633 1.02487L1.28613 0.983878L1.24594 0.942882L1.16556 0.901888L1.12537 0.860893L1.08517 0.819898L1.04498 0.778904L1.04498 0.696913L1.00479 0.655919L0.9646 0.614924L0.9646 0.532934L0.924409 0.491939L0.884216 0.40995L0.884216 0.368954L0.884216 0.327959L0.844025 0.245969L0.844025 0.16398L0.844025 0.122985L0.803834 0.040995L0.803834 0L0 0L0 0.0819898L0 0.204974L0 0.327959L0.0401917 0.40995L0.0401917 0.532934L0.0803834 0.614924L0.0803834 0.737908L0.160767 0.819898L0.160767 0.942882L0.24115 1.02487L0.281342 1.10686L0.321533 1.18885L0.401917 1.27084L0.442108 1.35283L0.522492 1.43482L0.562683 1.51681L0.643067 1.59879L0.763641 1.6398L0.803834 1.72179L0.884216 1.80377L0.9646 1.84476L1.08517 1.88577L1.16556 1.92676L1.24594 1.96776L1.36652 2.00875L1.4469 2.04974L1.56747 2.09073L1.64786 2.09073L1.76843 2.13174L1.889 2.13174L1.9694 2.13174L2.08996 2.17273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27" draw:id="shape-27" draw:layer="" svg:width="18.08841916870pt" svg:height="0.35435448160pt" svg:x="43.96543049580pt" svg:y="98.61749367820pt" svg:viewBox="0 0 18 0" svg:d="M18.0884 0.354354L18.0884 0L0 0L0 0.354354L18.0884 0.354354L18.0884 0Z" calligra:nodeTypes="ccccccc">
            <draw:glue-point draw:id="4" svg:x="0.50000000000pt" svg:y="0.50000000000pt" draw:align="center"/>
            <draw:glue-point draw:id="5" svg:x="0.50000000000pt" svg:y="0.50000000000pt" draw:align="center"/>
          </draw:path>
          <draw:path draw:style-name="gr3" xml:id="shape-28" draw:id="shape-28" draw:layer="" svg:width="2.08996434503pt" svg:height="2.17273245692pt" svg:x="62.53239179480pt" svg:y="97.73875199840pt" svg:viewBox="0 0 2 2" svg:d="M1.24594 0L1.24594 0.040995L1.24594 0.122985L1.24594 0.16398L1.24594 0.245969L1.20575 0.327959L1.16556 0.368954L1.16556 0.40995L1.16556 0.491939L1.12537 0.532934L1.08517 0.614924L1.04498 0.655919L1.04498 0.696913L1.00479 0.778904L0.9646 0.819898L0.924409 0.860893L0.884216 0.901888L0.844025 0.942882L0.803834 0.983878L0.763641 1.02487L0.683258 1.06587L0.643067 1.10686L0.562683 1.14786L0.522492 1.14786L0.482301 1.18885L0.401917 1.18885L0.361724 1.22985L0.321533 1.22985L0.24115 1.27084L0.160767 1.27084L0.120575 1.27084L0.0401917 1.27084L0 1.27084L0 2.17273L0.0803834 2.13174L0.200958 2.13174L0.321533 2.13174L0.401917 2.09073L0.522492 2.09073L0.643067 2.04974L0.72345 2.00875L0.803834 1.96776L0.884216 1.92676L1.00479 1.88577L1.08517 1.84476L1.16556 1.80377L1.24594 1.72179L1.32633 1.6398L1.40671 1.59879L1.48709 1.51681L1.56747 1.43482L1.60767 1.35283L1.68805 1.27084L1.72824 1.18885L1.76843 1.10686L1.84881 1.02487L1.889 0.942882L1.92921 0.819898L1.9694 0.737908L2.00958 0.614924L2.00958 0.532934L2.04977 0.40995L2.04977 0.327959L2.08996 0.204974L2.08996 0.0819898L2.08996 0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29" draw:id="shape-29" draw:layer="" svg:width="0.32140969066pt" svg:height="1.85131709696pt" svg:x="63.41113347460pt" svg:y="96.37811972000pt" svg:viewBox="0 0 0 2" svg:d="M0.32141 0L0 0L0 1.85132L0.32141 1.85132L0.32141 0L0 0Z" calligra:nodeTypes="ccccccc">
            <draw:glue-point draw:id="4" svg:x="0.50000000000pt" svg:y="0.50000000000pt" draw:align="center"/>
            <draw:glue-point draw:id="5" svg:x="0.50000000000pt" svg:y="0.50000000000pt" draw:align="center"/>
          </draw:path>
          <draw:path draw:style-name="gr3" xml:id="shape-30" draw:id="shape-30" draw:layer="" svg:width="2.08996434503pt" svg:height="2.17273245692pt" svg:x="62.53239179480pt" svg:y="94.90410141840pt" svg:viewBox="0 0 2 2" svg:d="M0 0.860893L0.0401917 0.860893L0.120575 0.860893L0.160767 0.860893L0.24115 0.901888L0.281342 0.901888L0.361724 0.901888L0.401917 0.942882L0.482301 0.942882L0.522492 0.983878L0.562683 1.02487L0.643067 1.02487L0.683258 1.06587L0.763641 1.10686L0.803834 1.14786L0.844025 1.18885L0.884216 1.22985L0.924409 1.27084L0.9646 1.31184L1.00479 1.39383L1.04498 1.43482L1.04498 1.47582L1.08517 1.5578L1.12537 1.59879L1.16556 1.6398L1.16556 1.68079L1.16556 1.76278L1.20575 1.80377L1.24594 1.88577L1.24594 1.96776L1.24594 2.00875L1.24594 2.09073L1.24594 2.17273L2.08996 2.17273L2.08996 2.04974L2.08996 1.92676L2.04977 1.80377L2.04977 1.72179L2.00958 1.59879L2.00958 1.51681L1.9694 1.39383L1.92921 1.31184L1.889 1.18885L1.84881 1.10686L1.76843 1.02487L1.72824 0.942882L1.68805 0.860893L1.60767 0.778904L1.56747 0.696913L1.48709 0.614924L1.40671 0.532934L1.32633 0.491939L1.24594 0.40995L1.16556 0.368954L1.08517 0.286965L1.00479 0.245969L0.884216 0.204974L0.803834 0.16398L0.72345 0.122985L0.643067 0.0819898L0.522492 0.040995L0.401917 0.040995L0.321533 0L0.200958 0L0.0803834 0L0 0Z" calligra:nodeTypes="ccccccccccccccccccccccccccccccccccccccccccccccccccccccccccccccccccc">
            <draw:glue-point draw:id="4" svg:x="0.50000000000pt" svg:y="0.50000000000pt" draw:align="center"/>
            <draw:glue-point draw:id="5" svg:x="0.50000000000pt" svg:y="0.50000000000pt" draw:align="center"/>
          </draw:path>
          <draw:path draw:style-name="gr5" xml:id="shape-31" draw:id="shape-31" draw:layer="" svg:width="20.50222746378pt" svg:height="27.59866733910pt" svg:x="43.39850037980pt" svg:y="58.98907856980pt" svg:viewBox="0 0 21 28" svg:d="M19.2157 23.4474L3.99976 23.4474L3.99976 1.28832L3.99976 1.23106L3.99976 1.14517L3.99976 1.08791L3.99976 1.03066L3.97179 0.973396L3.97179 0.916138L3.94382 0.83025L3.91585 0.801621L3.88788 0.715733L3.85991 0.658474L3.83194 0.629845L3.80397 0.543957L3.776 0.515328L3.72006 0.458069L3.69208 0.42944L3.63615 0.372181L3.5802 0.314922L3.55223 0.286293L3.49629 0.257664L3.44035 0.200405L3.41239 0.171776L3.35644 0.143147L3.3005 0.114517L3.21659 0.0858879L3.16065 0.0572586L3.10471 0.0286293L3.04876 0.0286293L2.99283 0.0286293L2.93688 0L2.88095 0L2.79703 0L2.7411 0L1.25866 0L1.17476 0L1.11881 0L1.06288 0L1.00693 0.0286293L0.923022 0.0286293L0.867081 0.0286293L0.81114 0.0572586L0.7552 0.0858879L0.699259 0.114517L0.643318 0.143147L0.587378 0.171776L0.531437 0.200405L0.475496 0.257664L0.447525 0.286293L0.391585 0.314922L0.363615 0.372181L0.307674 0.42944L0.279703 0.458069L0.223763 0.515328L0.195793 0.543957L0.167822 0.629845L0.139852 0.658474L0.111881 0.715733L0.0839111 0.801621L0.0559407 0.83025L0.0279703 0.916138L0 0.973396L0 1.03066L0 1.08791L0 1.14517L0 1.23106L0 1.28832L0 26.2817L0 26.3389L0 26.4249L0 26.4821L0 26.5394L0 26.5966L0.0279703 26.6539L0.0559407 26.7398L0.0839111 26.7684L0.111881 26.8542L0.139852 26.9116L0.167822 26.9402L0.195793 26.9974L0.223763 27.0547L0.279703 27.112L0.307674 27.1406L0.363615 27.1978L0.391585 27.2265L0.447525 27.2837L0.475496 27.3123L0.531437 27.341L0.587378 27.3983L0.643318 27.4269L0.699259 27.4555L0.7552 27.4841L0.81114 27.5127L0.867081 27.5127L0.923022 27.5414L1.00693 27.5414L1.06288 27.5701L1.11881 27.5701L1.17476 27.5701L1.25866 27.5987L2.7411 27.5987L19.2157 27.5987L19.2995 27.5701L19.3555 27.5701L19.4114 27.5701L19.4954 27.5414L19.5513 27.5414L19.6072 27.5127L19.6352 27.5127L19.7191 27.4841L19.775 27.4555L19.831 27.4269L19.887 27.3983L19.9149 27.341L19.9708 27.3123L20.0268 27.2837L20.0827 27.2265L20.1107 27.1978L20.1666 27.1406L20.1946 27.112L20.2226 27.0547L20.2506 26.9974L20.3065 26.9402L20.3345 26.9116L20.3624 26.8542L20.3904 26.7684L20.3904 26.7398L20.4183 26.6539L20.4463 26.5966L20.4463 26.5394L20.4743 26.4821L20.4743 26.4249L20.5022 26.3389L20.5022 26.2817L20.5022 24.7357L20.5022 24.6784L20.4743 24.6212L20.4743 24.564L20.4463 24.478L20.4463 24.4208L20.4183 24.3636L20.3904 24.3063L20.3904 24.249L20.3624 24.1631L20.3345 24.1345L20.3065 24.0773L20.2506 24.0199L20.2226 23.9627L20.1946 23.9055L20.1666 23.8769L20.1107 23.8196L20.0827 23.7909L20.0268 23.7337L19.9708 23.7051L19.9149 23.6764L19.887 23.6478L19.831 23.5906L19.775 23.5619L19.7191 23.5333L19.6352 23.5333L19.6072 23.5046L19.5513 23.476L19.4954 23.476L19.4114 23.4474L19.3555 23.4474L19.2995 23.4474Z" calligra:nodeTypes="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32" draw:id="shape-32" draw:layer="" svg:width="15.35779455838pt" svg:height="0.35435448160pt" svg:x="47.16858565120pt" svg:y="81.92140176200pt" svg:viewBox="0 0 15 0" svg:d="M0 0.16107L0.277216 0.354354L15.3578 0.354354L15.3578 0L0.277216 0L0 0.16107L0 0.354354L0.277216 0.354354Z" calligra:nodeTypes="ccccccccc">
            <draw:glue-point draw:id="4" svg:x="0.50000000000pt" svg:y="0.50000000000pt" draw:align="center"/>
            <draw:glue-point draw:id="5" svg:x="0.50000000000pt" svg:y="0.50000000000pt" draw:align="center"/>
          </draw:path>
          <draw:path draw:style-name="gr3" xml:id="shape-33" draw:id="shape-33" draw:layer="" svg:width="0.35435448160pt" svg:height="21.82400238884pt" svg:x="47.16858565120pt" svg:y="60.29301783660pt" svg:viewBox="0 0 0 22" svg:d="M0.354354 0L0 0L0 21.824L0.354354 21.824L0.354354 0L0 0Z" calligra:nodeTypes="ccccccc">
            <draw:glue-point draw:id="4" svg:x="0.50000000000pt" svg:y="0.50000000000pt" draw:align="center"/>
            <draw:glue-point draw:id="5" svg:x="0.50000000000pt" svg:y="0.50000000000pt" draw:align="center"/>
          </draw:path>
          <draw:path draw:style-name="gr3" xml:id="shape-34" draw:id="shape-34" draw:layer="" svg:width="1.25992281259pt" svg:height="1.25992281259pt" svg:x="46.17645794820pt" svg:y="58.70561351180pt" svg:viewBox="0 0 1 1" svg:d="M0 0.464183L0.0442079 0.464183L0.0663119 0.464183L0.11052 0.464183L0.154727 0.464183L0.198936 0.486287L0.22104 0.486287L0.265247 0.508392L0.309456 0.530495L0.33156 0.530495L0.375767 0.552599L0.397872 0.574703L0.442079 0.596807L0.464183 0.618911L0.486287 0.641015L0.530495 0.663119L0.552599 0.685223L0.574703 0.707327L0.596807 0.751535L0.618911 0.773639L0.641015 0.795742L0.663119 0.839951L0.685223 0.862056L0.707327 0.906265L0.707327 0.950474L0.729431 0.972571L0.751535 1.01678L0.751535 1.06099L0.773639 1.08309L0.773639 1.1273L0.773639 1.17151L0.773639 1.21572L0.773639 1.25992L1.25992 1.25992L1.25992 1.19362L1.23783 1.1273L1.23783 1.06099L1.21572 0.994675L1.21572 0.92837L1.19362 0.862056L1.17151 0.817847L1.14941 0.751535L1.1273 0.707327L1.1052 0.641015L1.06099 0.596807L1.03888 0.530495L0.994675 0.486287L0.950474 0.442079L0.92837 0.397872L0.88416 0.353663L0.839951 0.309456L0.795742 0.265247L0.751535 0.243144L0.685223 0.198936L0.641015 0.176832L0.596807 0.132624L0.530495 0.11052L0.486287 0.088416L0.419976 0.0663119L0.375767 0.0442079L0.309456 0.022104L0.243144 0.022104L0.176832 0L0.11052 0L0.0442079 0L0 0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35" draw:id="shape-35" draw:layer="" svg:width="1.12854639602pt" svg:height="0.35435448160pt" svg:x="44.67409314080pt" svg:y="58.70561351180pt" svg:viewBox="0 0 1 0" svg:d="M0 0L0 0.354354L1.12855 0.354354L1.12855 0L0 0L0 0.354354Z" calligra:nodeTypes="ccccccc">
            <draw:glue-point draw:id="4" svg:x="0.50000000000pt" svg:y="0.50000000000pt" draw:align="center"/>
            <draw:glue-point draw:id="5" svg:x="0.50000000000pt" svg:y="0.50000000000pt" draw:align="center"/>
          </draw:path>
          <draw:path draw:style-name="gr3" xml:id="shape-36" draw:id="shape-36" draw:layer="" svg:width="1.25992281259pt" svg:height="1.25992281259pt" svg:x="43.08668881600pt" svg:y="58.70561351180pt" svg:viewBox="0 0 1 1" svg:d="M0.464183 1.25992L0.464183 1.21572L0.464183 1.17151L0.464183 1.1273L0.486287 1.08309L0.486287 1.06099L0.508392 1.01678L0.508392 0.972571L0.530495 0.950474L0.552599 0.906265L0.552599 0.862056L0.574703 0.839951L0.596807 0.795742L0.618911 0.773639L0.641015 0.751535L0.663119 0.729431L0.685223 0.685223L0.729431 0.663119L0.751535 0.641015L0.795742 0.618911L0.817847 0.596807L0.839951 0.574703L0.88416 0.552599L0.906265 0.530495L0.950474 0.530495L0.972571 0.508392L1.01678 0.486287L1.06099 0.486287L1.08309 0.464183L1.1273 0.464183L1.17151 0.464183L1.21572 0.464183L1.25992 0.464183L1.25992 0L1.19362 0L1.1273 0L1.06099 0L0.994675 0.022104L0.92837 0.022104L0.88416 0.0442079L0.817847 0.0663119L0.751535 0.088416L0.707327 0.11052L0.641015 0.132624L0.596807 0.176832L0.552599 0.198936L0.508392 0.243144L0.464183 0.265247L0.397872 0.309456L0.353663 0.353663L0.309456 0.397872L0.287352 0.442079L0.243144 0.486287L0.198936 0.530495L0.176832 0.596807L0.132624 0.641015L0.11052 0.707327L0.088416 0.751535L0.0663119 0.817847L0.0442079 0.862056L0.022104 0.92837L0.022104 0.994675L0 1.06099L0 1.1273L0 1.19362L0 1.25992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37" draw:id="shape-37" draw:layer="" svg:width="0.35435448160pt" svg:height="24.43953003633pt" svg:x="43.08668881600pt" svg:y="60.29301783660pt" svg:viewBox="0 0 0 24" svg:d="M0 24.4395L0.354354 24.4395L0.354354 0L0 0L0 24.4395L0.354354 24.4395Z" calligra:nodeTypes="ccccccc">
            <draw:glue-point draw:id="4" svg:x="0.50000000000pt" svg:y="0.50000000000pt" draw:align="center"/>
            <draw:glue-point draw:id="5" svg:x="0.50000000000pt" svg:y="0.50000000000pt" draw:align="center"/>
          </draw:path>
          <draw:path draw:style-name="gr3" xml:id="shape-38" draw:id="shape-38" draw:layer="" svg:width="1.25992281259pt" svg:height="1.25992281259pt" svg:x="43.08668881600pt" svg:y="85.01117089420pt" svg:viewBox="0 0 1 1" svg:d="M1.25992 0.773639L1.21572 0.773639L1.17151 0.773639L1.1273 0.773639L1.08309 0.773639L1.06099 0.751535L1.01678 0.751535L0.972571 0.729431L0.950474 0.707327L0.906265 0.707327L0.88416 0.685223L0.839951 0.663119L0.817847 0.641015L0.795742 0.618911L0.751535 0.596807L0.729431 0.574703L0.685223 0.552599L0.663119 0.508392L0.641015 0.486287L0.618911 0.464183L0.596807 0.442079L0.574703 0.397872L0.552599 0.375767L0.552599 0.33156L0.530495 0.309456L0.508392 0.265247L0.508392 0.22104L0.486287 0.176832L0.486287 0.154727L0.464183 0.11052L0.464183 0.0663119L0.464183 0.022104L0.464183 0L0 0L0 0.0442079L0 0.11052L0 0.176832L0.022104 0.243144L0.022104 0.309456L0.0442079 0.353663L0.0663119 0.419976L0.088416 0.486287L0.11052 0.530495L0.132624 0.596807L0.176832 0.641015L0.198936 0.685223L0.243144 0.751535L0.287352 0.795742L0.309456 0.839951L0.353663 0.88416L0.397872 0.92837L0.464183 0.950474L0.508392 0.994675L0.552599 1.03888L0.596807 1.06099L0.641015 1.08309L0.707327 1.1273L0.751535 1.14941L0.817847 1.17151L0.88416 1.19362L0.950474 1.21572L0.994675 1.21572L1.06099 1.23783L1.1273 1.23783L1.19362 1.23783L1.25992 1.25992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39" draw:id="shape-39" draw:layer="" svg:width="1.12854639602pt" svg:height="0.35435448160pt" svg:x="44.67409314080pt" svg:y="86.00329859720pt" svg:viewBox="0 0 1 0" svg:d="M1.12855 0.354354L1.12855 0L0 0L0 0.354354L1.12855 0.354354L1.12855 0Z" calligra:nodeTypes="ccccccc">
            <draw:glue-point draw:id="4" svg:x="0.50000000000pt" svg:y="0.50000000000pt" draw:align="center"/>
            <draw:glue-point draw:id="5" svg:x="0.50000000000pt" svg:y="0.50000000000pt" draw:align="center"/>
          </draw:path>
          <draw:path draw:style-name="gr3" xml:id="shape-40" draw:id="shape-40" draw:layer="" svg:width="16.34194001041pt" svg:height="0.35435448160pt" svg:x="46.17645794820pt" svg:y="86.00329859720pt" svg:viewBox="0 0 16 0" svg:d="M16.3419 0.354354L16.3419 0L0 0L0 0.354354L16.3419 0.354354L16.3419 0Z" calligra:nodeTypes="ccccccc">
            <draw:glue-point draw:id="4" svg:x="0.50000000000pt" svg:y="0.50000000000pt" draw:align="center"/>
            <draw:glue-point draw:id="5" svg:x="0.50000000000pt" svg:y="0.50000000000pt" draw:align="center"/>
          </draw:path>
          <draw:path draw:style-name="gr3" xml:id="shape-41" draw:id="shape-41" draw:layer="" svg:width="1.25992281259pt" svg:height="1.25992281259pt" svg:x="62.84420335860pt" svg:y="85.01117089420pt" svg:viewBox="0 0 1 1" svg:d="M0.773639 0L0.773639 0.022104L0.773639 0.0663119L0.773639 0.11052L0.773639 0.154727L0.773639 0.176832L0.751535 0.22104L0.729431 0.265247L0.729431 0.309456L0.707327 0.33156L0.685223 0.375767L0.663119 0.397872L0.641015 0.442079L0.641015 0.464183L0.596807 0.486287L0.574703 0.508392L0.552599 0.552599L0.530495 0.574703L0.486287 0.596807L0.464183 0.618911L0.442079 0.641015L0.397872 0.663119L0.375767 0.685223L0.33156 0.707327L0.309456 0.707327L0.265247 0.729431L0.22104 0.751535L0.198936 0.751535L0.154727 0.773639L0.11052 0.773639L0.088416 0.773639L0.0442079 0.773639L0 0.773639L0 1.25992L0.0663119 1.23783L0.132624 1.23783L0.176832 1.23783L0.243144 1.21572L0.309456 1.21572L0.375767 1.19362L0.442079 1.17151L0.486287 1.14941L0.552599 1.1273L0.596807 1.08309L0.641015 1.06099L0.707327 1.03888L0.751535 0.994675L0.795742 0.950474L0.839951 0.92837L0.88416 0.88416L0.92837 0.839951L0.972571 0.795742L0.994675 0.751535L1.03888 0.685223L1.06099 0.641015L1.1052 0.596807L1.1273 0.530495L1.14941 0.486287L1.17151 0.419976L1.19362 0.353663L1.21572 0.309456L1.21572 0.243144L1.23783 0.176832L1.23783 0.11052L1.25992 0.0442079L1.25992 0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42" draw:id="shape-42" draw:layer="" svg:width="0.35435448160pt" svg:height="1.12854639602pt" svg:x="63.83633106160pt" svg:y="83.48045958100pt" svg:viewBox="0 0 0 1" svg:d="M0.354354 0L0 0L0 1.12855L0.354354 1.12855L0.354354 0L0 0Z" calligra:nodeTypes="ccccccc">
            <draw:glue-point draw:id="4" svg:x="0.50000000000pt" svg:y="0.50000000000pt" draw:align="center"/>
            <draw:glue-point draw:id="5" svg:x="0.50000000000pt" svg:y="0.50000000000pt" draw:align="center"/>
          </draw:path>
          <draw:path draw:style-name="gr3" xml:id="shape-43" draw:id="shape-43" draw:layer="" svg:width="1.25992281259pt" svg:height="1.25992281259pt" svg:x="62.84420335860pt" svg:y="81.92140176200pt" svg:viewBox="0 0 1 1" svg:d="M0 0.464183L0.0442079 0.464183L0.088416 0.464183L0.11052 0.464183L0.154727 0.486287L0.198936 0.486287L0.22104 0.486287L0.265247 0.508392L0.309456 0.530495L0.33156 0.530495L0.375767 0.552599L0.397872 0.574703L0.442079 0.596807L0.464183 0.618911L0.486287 0.641015L0.530495 0.663119L0.552599 0.685223L0.574703 0.707327L0.596807 0.751535L0.641015 0.773639L0.641015 0.817847L0.663119 0.839951L0.685223 0.88416L0.707327 0.906265L0.729431 0.950474L0.729431 0.972571L0.751535 1.01678L0.773639 1.06099L0.773639 1.08309L0.773639 1.1273L0.773639 1.17151L0.773639 1.21572L0.773639 1.25992L1.25992 1.25992L1.25992 1.19362L1.23783 1.1273L1.23783 1.06099L1.21572 0.994675L1.21572 0.92837L1.19362 0.88416L1.17151 0.817847L1.14941 0.751535L1.1273 0.707327L1.1052 0.641015L1.06099 0.596807L1.03888 0.552599L0.994675 0.486287L0.972571 0.442079L0.92837 0.397872L0.88416 0.353663L0.839951 0.309456L0.795742 0.265247L0.751535 0.243144L0.707327 0.198936L0.641015 0.176832L0.596807 0.132624L0.552599 0.11052L0.486287 0.088416L0.442079 0.0663119L0.375767 0.0442079L0.309456 0.022104L0.243144 0.022104L0.176832 0L0.132624 0L0.0663119 0L0 0Z" calligra:nodeTypes="ccccccccccccccccccccccccccccccccccccccccccccccccccccccccccccccccccc">
            <draw:glue-point draw:id="4" svg:x="0.50000000000pt" svg:y="0.50000000000pt" draw:align="center"/>
            <draw:glue-point draw:id="5" svg:x="0.50000000000pt" svg:y="0.50000000000pt" draw:align="center"/>
          </draw:path>
          <draw:path draw:style-name="gr2" xml:id="shape-44" draw:id="shape-44" draw:layer="" svg:width="24.81952051667pt" svg:height="26.21467314258pt" svg:x="47.48039721500pt" svg:y="56.29616051880pt" svg:viewBox="0 0 25 26" svg:d="M11.9491 0.93827L23.9557 9.5533L24.0422 9.63859L24.1573 9.72389L24.2437 9.83762L24.3013 9.92292L24.3876 10.0366L24.4453 10.1219L24.5028 10.2357L24.5604 10.3494L24.618 10.4631L24.6756 10.5769L24.7044 10.719L24.7332 10.8328L24.762 10.9749L24.7907 11.0886L24.7907 11.1455L24.7907 11.2308L24.7907 11.2877L24.8195 11.373L24.7907 11.4867L24.7907 11.6004L24.762 11.7142L24.762 11.8279L24.7332 11.9416L24.6756 12.0554L24.6468 12.1976L24.5892 12.2828L24.5604 12.3966L24.5028 12.5102L24.4453 12.5956L24.3876 12.7093L24.3013 12.7946L24.2437 12.8799L24.1861 12.9652L24.0997 13.0505L24.0134 13.1358L23.8982 13.1926L23.8118 13.278L23.7254 13.3348L23.6391 13.3917L23.5526 13.4486L23.4375 13.5054L23.3223 13.5623L23.2072 13.5907L23.092 13.6476L22.9768 13.676L22.8904 13.7044L22.7465 13.7044L22.6313 13.7329L22.5162 13.7329L22.3722 13.7329L22.3146 13.7329L22.2282 13.7329L22.1418 13.7329L22.0554 13.7044L21.9691 13.7044L21.8827 13.7044L21.7963 13.676L21.7099 13.6476L21.6235 13.6191L21.5372 13.5907L21.4507 13.5623L21.3644 13.5338L21.2781 13.5054L21.1916 13.4486L21.1053 13.4201L21.0188 13.3917L10.9701 7.22184L10.9989 18.3958L16.9591 18.3958L16.9303 26.2147L0 26.1578L0 1.87654L0 1.8481L0.028793 1.79124L0.0575859 1.70595L0.143965 1.56379L0.172758 1.50692L0.230344 1.45005L0.28793 1.36476L0.374309 1.27946L0.431895 1.19416L0.518274 1.10886L0.604653 1.02357L0.719825 0.93827L0.834997 0.852973L0.950169 0.767676L1.09414 0.653947L1.2093 0.568648L1.38206 0.511784L1.52603 0.426486L1.69878 0.341189L1.90034 0.284325L2.07309 0.227459L2.27465 0.170595L2.505 0.11373L2.73533 0.0568648L2.96568 0.0284325L3.25361 0L3.51274 0L3.80068 0L9.58807 0L9.61686 0L9.76083 0L9.876 0.0284325L9.99117 0.0568648L10.1351 0.0852973L10.3079 0.142162L10.4518 0.170595L10.6534 0.255892L10.7398 0.284325L10.8261 0.312756L10.9414 0.369622L11.0565 0.426486L11.1429 0.454919L11.258 0.511784L11.3733 0.568648L11.4884 0.653947L11.6036 0.710811L11.7187 0.767676L11.8339 0.852973Z" calligra:nodeTypes="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45" draw:id="shape-45" draw:layer="" svg:width="12.32350237268pt" svg:height="9.14232008999pt" svg:x="59.07411808720pt" svg:y="57.00482316380pt" svg:viewBox="0 0 12 9" svg:d="M12.3235 8.65815L12.2948 8.62966L0.34391 0L0 0.484172L11.9509 9.14232L12.3235 8.65815L12.2948 8.65815L12.2948 8.62966Z" calligra:nodeTypes="ccccccccc">
            <draw:glue-point draw:id="4" svg:x="0.50000000000pt" svg:y="0.50000000000pt" draw:align="center"/>
            <draw:glue-point draw:id="5" svg:x="0.50000000000pt" svg:y="0.50000000000pt" draw:align="center"/>
          </draw:path>
          <draw:path draw:style-name="gr3" xml:id="shape-46" draw:id="shape-46" draw:layer="" svg:width="1.70025856755pt" svg:height="2.02528130384pt" svg:x="70.86626450000pt" svg:y="65.62216092700pt" svg:viewBox="0 0 2 2" svg:d="M1.70026 2.02528L1.70026 1.94089L1.70026 1.85651L1.70026 1.80025L1.66409 1.71586L1.6279 1.57522L1.59173 1.43457L1.55556 1.29393L1.4832 1.15328L1.44703 1.01264L1.37468 0.871997L1.26615 0.759481L1.1938 0.618837L1.08527 0.50632L0.976743 0.393805L0.868216 0.281289L0.723514 0.168774L0.614987 0.0843868L0.470284 0L0 0.421934L0.0723514 0.50632L0.180879 0.590708L0.289405 0.675094L0.361757 0.759481L0.470284 0.843868L0.542636 0.928255L0.578811 1.04077L0.651162 1.12516L0.723514 1.23767L0.759689 1.32206L0.832041 1.43457L0.832041 1.54709L0.868216 1.65961L0.904393 1.77213L0.904393 1.82838L0.904393 1.88464L0.904393 1.96903L0.904393 2.02528Z" calligra:nodeTypes="ccccccccccccccccccccccccccccccccccccccc">
            <draw:glue-point draw:id="4" svg:x="0.50000000000pt" svg:y="0.50000000000pt" draw:align="center"/>
            <draw:glue-point draw:id="5" svg:x="0.50000000000pt" svg:y="0.50000000000pt" draw:align="center"/>
          </draw:path>
          <draw:path draw:style-name="gr3" xml:id="shape-47" draw:id="shape-47" draw:layer="" svg:width="2.36664580073pt" svg:height="2.36664580073pt" svg:x="69.50563222160pt" svg:y="67.63476283880pt" svg:viewBox="0 0 2 2" svg:d="M0 2.36665L0.124561 2.34173L0.224209 2.34173L0.348769 2.31683L0.473329 2.29191L0.572978 2.267L0.697538 2.24209L0.797187 2.21717L0.921746 2.16735L1.02139 2.11753L1.12105 2.0677L1.22069 2.01788L1.32034 1.94314L1.39507 1.89332L1.49473 1.81858L1.56946 1.71893L1.66911 1.66911L1.74385 1.56946L1.81858 1.49473L1.89332 1.39507L1.94314 1.32034L2.01788 1.22069L2.0677 1.12105L2.11753 1.02139L2.16735 0.896833L2.21717 0.797187L2.24209 0.697538L2.29191 0.572978L2.31683 0.473329L2.34173 0.348769L2.34173 0.224209L2.36665 0.124561L2.36665 0L1.84349 0L1.84349 0.0747363L1.81858 0.174385L1.81858 0.274033L1.79367 0.348769L1.76876 0.448417L1.74385 0.548066L1.71893 0.622802L1.69402 0.697538L1.6442 0.797187L1.61929 0.871922L1.56946 0.94666L1.51964 1.02139L1.46981 1.09613L1.41999 1.14595L1.37017 1.22069L1.29543 1.29543L1.24561 1.34525L1.17087 1.39507L1.09613 1.46981L1.02139 1.51964L0.94666 1.56946L0.871922 1.61929L0.797187 1.6442L0.697538 1.69402L0.622802 1.71893L0.548066 1.74385L0.448417 1.76876L0.348769 1.79367L0.274033 1.81858L0.174385 1.81858L0.0747363 1.81858L0 1.81858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48" draw:id="shape-48" draw:layer="" svg:width="1.12854639602pt" svg:height="0.87503835055pt" svg:x="68.00326741420pt" svg:y="69.39224619840pt" svg:viewBox="0 0 1 1" svg:d="M0 0.463255L0 0.463255L0.0626972 0.514729L0.146294 0.566201L0.208991 0.591937L0.271688 0.643411L0.355284 0.669146L0.417981 0.694883L0.501578 0.72062L0.564275 0.746356L0.626972 0.772093L0.710568 0.797829L0.773267 0.823565L0.856859 0.823565L0.91956 0.823565L0.982254 0.849302L1.04495 0.849302L1.12855 0.875038L1.12855 0.308837L1.06585 0.308837L1.02406 0.308837L0.961356 0.283101L0.91956 0.283101L0.856859 0.257364L0.794165 0.257364L0.731468 0.231628L0.66877 0.231628L0.626972 0.205891L0.564275 0.180154L0.501578 0.154419L0.438881 0.128682L0.397083 0.0772093L0.334385 0.0514729L0.271688 0.0257364L0.208991 0L0.22989 0Z" calligra:nodeTypes="ccccccccccccccccccccccccccccccccccccc">
            <draw:glue-point draw:id="4" svg:x="0.50000000000pt" svg:y="0.50000000000pt" draw:align="center"/>
            <draw:glue-point draw:id="5" svg:x="0.50000000000pt" svg:y="0.50000000000pt" draw:align="center"/>
          </draw:path>
          <draw:path draw:style-name="gr3" xml:id="shape-49" draw:id="shape-49" draw:layer="" svg:width="10.64634776642pt" svg:height="6.77818650059pt" svg:x="57.99695086680pt" svg:y="62.98593588760pt" svg:viewBox="0 0 11 7" svg:d="M0 0.50003L0.145841 0.750045L10.2964 6.77819L10.6463 6.27815L0.437523 0.250015L0 0.50003L0.437523 0.250015L0 0Z" calligra:nodeTypes="ccccccccc">
            <draw:glue-point draw:id="4" svg:x="0.50000000000pt" svg:y="0.50000000000pt" draw:align="center"/>
            <draw:glue-point draw:id="5" svg:x="0.50000000000pt" svg:y="0.50000000000pt" draw:align="center"/>
          </draw:path>
          <draw:path draw:style-name="gr3" xml:id="shape-50" draw:id="shape-50" draw:layer="" svg:width="0.38890572570pt" svg:height="11.86355589943pt" svg:x="57.99695086680pt" svg:y="63.52451949780pt" svg:viewBox="0 0 0 12" svg:d="M0.202908 11.8636L0.388906 11.5406L0.355088 0L0 0L0 11.5406L0.202908 11.8636L0 11.5406L0 11.8636Z" calligra:nodeTypes="ccccccccc">
            <draw:glue-point draw:id="4" svg:x="0.50000000000pt" svg:y="0.50000000000pt" draw:align="center"/>
            <draw:glue-point draw:id="5" svg:x="0.50000000000pt" svg:y="0.50000000000pt" draw:align="center"/>
          </draw:path>
          <draw:path draw:style-name="gr3" xml:id="shape-51" draw:id="shape-51" draw:layer="" svg:width="6.30619153893pt" svg:height="0.35435448160pt" svg:x="58.30876243060pt" svg:y="74.35288471340pt" svg:viewBox="0 0 6 0" svg:d="M6.30619 0.16107L5.98799 0L0 0L0 0.354354L5.98799 0.338247L6.30619 0.16107L6.30619 0L5.98799 0Z" calligra:nodeTypes="ccccccccc">
            <draw:glue-point draw:id="4" svg:x="0.50000000000pt" svg:y="0.50000000000pt" draw:align="center"/>
            <draw:glue-point draw:id="5" svg:x="0.50000000000pt" svg:y="0.50000000000pt" draw:align="center"/>
          </draw:path>
          <draw:path draw:style-name="gr3" xml:id="shape-52" draw:id="shape-52" draw:layer="" svg:width="0.35435448160pt" svg:height="8.15827938919pt" svg:x="63.86467756740pt" svg:y="74.63634977140pt" svg:viewBox="0 0 0 8" svg:d="M0.16107 8.15828L0.338247 7.8445L0.354354 0L0.016107 0L0 7.8445L0.16107 8.15828L0.338247 8.15828L0.338247 7.8445Z" calligra:nodeTypes="ccccccccc">
            <draw:glue-point draw:id="4" svg:x="0.50000000000pt" svg:y="0.50000000000pt" draw:align="center"/>
            <draw:glue-point draw:id="5" svg:x="0.50000000000pt" svg:y="0.50000000000pt" draw:align="center"/>
          </draw:path>
          <draw:path draw:style-name="gr3" xml:id="shape-53" draw:id="shape-53" draw:layer="" svg:width="16.90255052306pt" svg:height="0.38890572570pt" svg:x="47.19693215700pt" svg:y="82.09148079680pt" svg:viewBox="0 0 17 0" svg:d="M0 0.169089L0.28218 0.355088L16.9026 0.388906L16.9026 0.0169089L0.28218 0L0 0.169089L0 0.355088L0.28218 0.355088Z" calligra:nodeTypes="ccccccccc">
            <draw:glue-point draw:id="4" svg:x="0.50000000000pt" svg:y="0.50000000000pt" draw:align="center"/>
            <draw:glue-point draw:id="5" svg:x="0.50000000000pt" svg:y="0.50000000000pt" draw:align="center"/>
          </draw:path>
          <draw:path draw:style-name="gr3" xml:id="shape-54" draw:id="shape-54" draw:layer="" svg:width="0.35435448160pt" svg:height="24.58953196864pt" svg:x="47.19693215700pt" svg:y="58.08199038420pt" svg:viewBox="0 0 0 25" svg:d="M0 0L0 0.0859772L0 24.5895L0.354354 24.5895L0.354354 0.0859772L0 0L0 0.0286591L0 0.0859772Z" calligra:nodeTypes="ccccccccc">
            <draw:glue-point draw:id="4" svg:x="0.50000000000pt" svg:y="0.50000000000pt" draw:align="center"/>
            <draw:glue-point draw:id="5" svg:x="0.50000000000pt" svg:y="0.50000000000pt" draw:align="center"/>
          </draw:path>
          <draw:path draw:style-name="gr3" xml:id="shape-55" draw:id="shape-55" draw:layer="" svg:width="4.05056260769pt" svg:height="2.57127752531pt" svg:x="47.19693215700pt" svg:y="56.01269546080pt" svg:viewBox="0 0 4 3" svg:d="M4.05056 0L3.90894 0L3.73898 0L3.59735 0L3.45573 0L3.34243 0.0317441L3.2008 0.0317441L3.05916 0.0634883L2.94587 0.0952325L2.83257 0.0952325L2.69094 0.126976L2.57763 0.158721L2.46433 0.190465L2.37936 0.222209L2.26605 0.253953L2.15275 0.285698L2.03945 0.349186L1.95447 0.380931L1.8695 0.412674L1.75619 0.476162L1.69954 0.507907L1.58623 0.539651L1.50126 0.603139L1.41628 0.666628L1.33131 0.698372L1.18968 0.793605L1.04805 0.920581L0.934746 1.01581L0.793118 1.11105L0.708141 1.23803L0.594839 1.33326L0.509861 1.46023L0.424884 1.55546L0.339907 1.6507L0.283257 1.74593L0.226605 1.84116L0.169954 1.9364L0.0849769 2.06338L0.0283257 2.19035L0 2.28558L0 2.31733L0.538187 2.57128L0.538187 2.53953L0.566513 2.47604L0.594839 2.41256L0.679816 2.28558L0.708141 2.22209L0.764793 2.12686L0.793118 2.06338L0.878095 1.96814L0.934746 1.90465L0.991398 1.80941L1.07637 1.71418L1.18968 1.61895L1.27465 1.55546L1.38796 1.46023L1.50126 1.365L1.64289 1.26976L1.69954 1.23803L1.78451 1.20628L1.84117 1.1428L1.92614 1.11105L2.01112 1.0793L2.06777 1.04756L2.15275 1.01581L2.26605 0.984069L2.35103 0.920581L2.436 0.888836L2.52099 0.857093L2.60596 0.825348L2.71926 0.793605L2.83257 0.793605L2.94587 0.76186L3.03085 0.730116L3.14415 0.730116L3.25745 0.698372L3.39907 0.698372L3.51238 0.666628L3.62568 0.666628L3.76731 0.666628L3.90894 0.666628L4.05056 0.666628Z" calligra:nodeTypes="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56" draw:id="shape-56" draw:layer="" svg:width="5.46449756111pt" svg:height="0.35435448160pt" svg:x="51.22213598060pt" svg:y="56.01269546080pt" svg:viewBox="0 0 5 0" svg:d="M5.4645 0L5.43759 0L0 0L0 0.354354L5.43759 0.354354L5.4645 0L5.43759 0L5.43759 0Z" calligra:nodeTypes="ccccccccc">
            <draw:glue-point draw:id="4" svg:x="0.50000000000pt" svg:y="0.50000000000pt" draw:align="center"/>
            <draw:glue-point draw:id="5" svg:x="0.50000000000pt" svg:y="0.50000000000pt" draw:align="center"/>
          </draw:path>
          <draw:path draw:style-name="gr3" xml:id="shape-57" draw:id="shape-57" draw:layer="" svg:width="2.12157306121pt" svg:height="2.17273245692pt" svg:x="56.89143714060pt" svg:y="56.01269546080pt" svg:viewBox="0 0 2 2" svg:d="M2.12157 1.43482L2.098 1.43482L2.00371 1.31184L1.88584 1.18885L1.79155 1.10686L1.69726 0.983878L1.60297 0.901888L1.50867 0.819898L1.41438 0.737908L1.32009 0.655919L1.2258 0.573928L1.1315 0.491939L1.03721 0.450943L0.966491 0.368954L0.801483 0.286965L0.660044 0.204974L0.518607 0.122985L0.400741 0.0819898L0.282877 0.040995L0.212157 0L0.070719 0L0.023573 0L0 0.860893L0.023573 0.860893L0.117865 0.860893L0.212157 0.901888L0.282877 0.942882L0.400741 0.983878L0.518607 1.02487L0.660044 1.10686L0.801483 1.18885L0.872204 1.22985L0.942919 1.31184L1.03721 1.35283L1.10793 1.43482L1.20223 1.47582L1.27294 1.5578L1.36724 1.6398L1.43795 1.72179L1.55582 1.84476L1.62654 1.92676L1.72083 2.04974L1.81512 2.17273L2.12157 1.43482L2.098 1.43482Z" calligra:nodeTypes="cccccccccccccccccccccccccccccccccccccccccccccc">
            <draw:glue-point draw:id="4" svg:x="0.50000000000pt" svg:y="0.50000000000pt" draw:align="center"/>
            <draw:glue-point draw:id="5" svg:x="0.50000000000pt" svg:y="0.50000000000pt" draw:align="center"/>
          </draw:path>
          <draw:path draw:style-name="gr5" xml:id="shape-58" draw:id="shape-58" draw:layer="" svg:width="27.08523369373pt" svg:height="28.60142885906pt" svg:x="64.11979611960pt" svg:y="70.10090884340pt" svg:viewBox="0 0 27 29" svg:d="M27.0852 28.6014L0 28.6014L0 0L27.0852 0Z" calligra:nodeTypes="ccccc">
            <draw:glue-point draw:id="4" svg:x="0.50000000000pt" svg:y="0.50000000000pt" draw:align="center"/>
            <draw:glue-point draw:id="5" svg:x="0.50000000000pt" svg:y="0.50000000000pt" draw:align="center"/>
          </draw:path>
          <draw:path draw:style-name="gr3" xml:id="shape-59" draw:id="shape-59" draw:layer="" svg:width="27.65596812078pt" svg:height="0.35435448160pt" svg:x="63.83633106160pt" svg:y="98.61749367820pt" svg:viewBox="0 0 28 0" svg:d="M0 0.177177L0.28659 0.354354L27.656 0.354354L27.656 0L0.28659 0L0 0.177177L0 0.354354L0.28659 0.354354Z" calligra:nodeTypes="ccccccccc">
            <draw:glue-point draw:id="4" svg:x="0.50000000000pt" svg:y="0.50000000000pt" draw:align="center"/>
            <draw:glue-point draw:id="5" svg:x="0.50000000000pt" svg:y="0.50000000000pt" draw:align="center"/>
          </draw:path>
          <draw:path draw:style-name="gr3" xml:id="shape-60" draw:id="shape-60" draw:layer="" svg:width="0.35435448160pt" svg:height="29.22419308753pt" svg:x="63.83633106160pt" svg:y="69.81744378540pt" svg:viewBox="0 0 0 29" svg:d="M0.16107 0L0 0.284281L0 29.2242L0.354354 29.2242L0.354354 0.284281L0.16107 0L0 0L0 0.284281Z" calligra:nodeTypes="ccccccccc">
            <draw:glue-point draw:id="4" svg:x="0.50000000000pt" svg:y="0.50000000000pt" draw:align="center"/>
            <draw:glue-point draw:id="5" svg:x="0.50000000000pt" svg:y="0.50000000000pt" draw:align="center"/>
          </draw:path>
          <draw:path draw:style-name="gr3" xml:id="shape-61" draw:id="shape-61" draw:layer="" svg:width="27.65596812078pt" svg:height="0.35435448160pt" svg:x="64.11979611960pt" svg:y="69.81744378540pt" svg:viewBox="0 0 28 0" svg:d="M27.656 0.177177L27.3407 0L0 0L0 0.354354L27.3407 0.354354L27.656 0.177177L27.656 0L27.3407 0Z" calligra:nodeTypes="ccccccccc">
            <draw:glue-point draw:id="4" svg:x="0.50000000000pt" svg:y="0.50000000000pt" draw:align="center"/>
            <draw:glue-point draw:id="5" svg:x="0.50000000000pt" svg:y="0.50000000000pt" draw:align="center"/>
          </draw:path>
          <draw:path draw:style-name="gr3" xml:id="shape-62" draw:id="shape-62" draw:layer="" svg:width="0.35435448160pt" svg:height="29.22419308753pt" svg:x="90.87889759480pt" svg:y="70.10090884340pt" svg:viewBox="0 0 0 29" svg:d="M0.177177 29.2242L0.354354 28.9115L0.354354 0L0 0L0 28.9115L0.177177 29.2242L0.354354 29.2242L0.354354 28.9115Z" calligra:nodeTypes="ccccccccc">
            <draw:glue-point draw:id="4" svg:x="0.50000000000pt" svg:y="0.50000000000pt" draw:align="center"/>
            <draw:glue-point draw:id="5" svg:x="0.50000000000pt" svg:y="0.50000000000pt" draw:align="center"/>
          </draw:path>
          <draw:glue-point draw:id="4" svg:x="-26.4001%" svg:y="-50%"/>
          <draw:glue-point draw:id="5" svg:x="-49.3201%" svg:y="50%"/>
          <draw:glue-point draw:id="6" svg:x="50%" svg:y="50%"/>
          <draw:glue-point draw:id="7" svg:x="0.33%" svg:y="50%"/>
          <draw:glue-point draw:id="8" svg:x="-9.1201%" svg:y="50%"/>
          <draw:glue-point draw:id="9" svg:x="-28.0701%" svg:y="50%"/>
          <draw:glue-point draw:id="10" svg:x="21.77%" svg:y="50%"/>
          <draw:glue-point draw:id="11" svg:x="-50%" svg:y="42.98%"/>
          <draw:glue-point draw:id="12" svg:x="50%" svg:y="-1.8501%"/>
          <draw:glue-point draw:id="13" svg:x="50%" svg:y="24.07%"/>
          <draw:glue-point draw:id="14" svg:x="0.92%" svg:y="31.52%"/>
          <draw:glue-point draw:id="15" svg:x="0.50000000000pt" svg:y="0.50000000000pt" draw:align="center"/>
        </draw:g>
        <draw:g draw:style-name="gr1" xml:id="shape-63" draw:id="shape-63" svg:y="124.72462552000pt">
          <draw:path draw:style-name="gr6" xml:id="shape-64" draw:id="shape-64" draw:layer="" svg:width="623.24635529374pt" svg:height="28.69729380928pt" svg:x="113.38602320000pt" svg:y="127.55927610000pt" svg:viewBox="0 0 623 29" svg:d="M0 0L551.122 0L623.246 14.3415L551.122 28.6973L0 28.6973Z" calligra:nodeTypes="cccccc">
            <draw:glue-point draw:id="4" svg:x="0.50000000000pt" svg:y="0.50000000000pt" draw:align="center"/>
            <draw:glue-point draw:id="5" svg:x="0.50000000000pt" svg:y="0.50000000000pt" draw:align="center"/>
            <text:p text:style-name="P1"><text:span text:style-name="T1">CONNEXION courriel:motdepasse</text:span></text:p>
          </draw:path>
          <draw:frame draw:style-name="gr7" xml:id="shape-65" draw:id="shape-65" draw:layer="" svg:width="479.71009815385pt" svg:height="28.34650580000pt" svg:x="173.34978546951pt" svg:y="127.55927610000pt">
            <draw:text-box>
              <text:p text:style-name="P2"/>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66" draw:id="shape-66" svg:y="42.01975870000pt">
          <draw:path draw:style-name="gr8" xml:id="shape-67" draw:id="shape-67" draw:layer="" svg:width="31.02218131160pt" svg:height="52.94301931314pt" svg:x="751.18240370000pt" svg:y="46.74338806420pt" svg:viewBox="0 0 31 53" svg:d="M0 0L0 52.943L31.0222 52.943L31.0222 0Z" calligra:nodeTypes="ccccc">
            <draw:glue-point draw:id="4" svg:x="0.50000000000pt" svg:y="0.50000000000pt" draw:align="center"/>
            <draw:glue-point draw:id="5" svg:x="0.50000000000pt" svg:y="0.50000000000pt" draw:align="center"/>
          </draw:path>
          <draw:path draw:style-name="gr9" xml:id="shape-68" draw:id="shape-68" draw:layer="" svg:width="31.02218131160pt" svg:height="52.94301931314pt" svg:x="751.18240370000pt" svg:y="46.74338806420pt" svg:viewBox="0 0 31 53" svg:d="M0 0L0 52.943L31.0222 52.943L31.0222 0Z" calligra:nodeTypes="ccccc">
            <draw:glue-point draw:id="4" svg:x="0.50000000000pt" svg:y="0.50000000000pt" draw:align="center"/>
            <draw:glue-point draw:id="5" svg:x="0.50000000000pt" svg:y="0.50000000000pt" draw:align="center"/>
          </draw:path>
          <draw:path draw:style-name="gr10" xml:id="shape-69" draw:id="shape-69" draw:layer="" svg:width="35.41397713920pt" svg:height="4.45976192288pt" svg:x="751.18240370000pt" svg:y="42.51975870000pt" svg:viewBox="0 0 35 4" svg:d="M0 4.45976L4.21663 0L35.414 0L31.1688 4.45976Z" calligra:nodeTypes="ccccc">
            <draw:glue-point draw:id="4" svg:x="0.50000000000pt" svg:y="0.50000000000pt" draw:align="center"/>
            <draw:glue-point draw:id="5" svg:x="0.50000000000pt" svg:y="0.50000000000pt" draw:align="center"/>
          </draw:path>
          <draw:path draw:style-name="gr9" xml:id="shape-70" draw:id="shape-70" draw:layer="" svg:width="70.03177293060pt" svg:height="8.91952384576pt" svg:x="751.18240370000pt" svg:y="42.51975870000pt" svg:viewBox="0 0 70 9" svg:d="M35.0158 4.45976L39.2087 0L70.0318 0ZM35.0158 4.66788L31.0213 8.91952L0 8.91952ZM35.0158 4.66788" calligra:nodeTypes="ccccccccc">
            <draw:glue-point draw:id="4" svg:x="0.50000000000pt" svg:y="0.50000000000pt" draw:align="center"/>
            <draw:glue-point draw:id="5" svg:x="0.50000000000pt" svg:y="0.50000000000pt" draw:align="center"/>
          </draw:path>
          <draw:path draw:style-name="gr10" xml:id="shape-71" draw:id="shape-71" draw:layer="" svg:width="14.34869752340pt" svg:height="6.77818650059pt" svg:x="753.08161958860pt" svg:y="49.80481069060pt" svg:viewBox="0 0 14 7" svg:d="M0 0L14.3487 0L14.3487 6.77819L0 6.77819Z" calligra:nodeTypes="ccccc">
            <draw:glue-point draw:id="4" svg:x="0.50000000000pt" svg:y="0.50000000000pt" draw:align="center"/>
            <draw:glue-point draw:id="5" svg:x="0.50000000000pt" svg:y="0.50000000000pt" draw:align="center"/>
          </draw:path>
          <draw:path draw:style-name="gr11" xml:id="shape-72" draw:id="shape-72" draw:layer="" svg:width="14.29130617538pt" svg:height="6.77818650059pt" svg:x="753.08161958860pt" svg:y="49.80481069060pt" svg:viewBox="0 0 14 7" svg:d="M0 0L14.2913 0L14.2913 6.77819L0 6.77819Z" calligra:nodeTypes="ccccc">
            <draw:glue-point draw:id="4" svg:x="0.50000000000pt" svg:y="0.50000000000pt" draw:align="center"/>
            <draw:glue-point draw:id="5" svg:x="0.50000000000pt" svg:y="0.50000000000pt" draw:align="center"/>
          </draw:path>
          <draw:path draw:style-name="gr12" xml:id="shape-73" draw:id="shape-73" draw:layer="" svg:width="9.97797000000pt" svg:height="0.00000000000pt" svg:x="755.00918198300pt" svg:y="53.23473789240pt" svg:viewBox="0 0 10 0" svg:d="M0 0L9.97797 0" calligra:nodeTypes="cc">
            <draw:glue-point draw:id="4" svg:x="0.50000000000pt" svg:y="0.50000000000pt" draw:align="center"/>
            <draw:glue-point draw:id="5" svg:x="0.50000000000pt" svg:y="0.50000000000pt" draw:align="center"/>
          </draw:path>
          <draw:path draw:style-name="gr13" xml:id="shape-74" draw:id="shape-74" draw:layer="" svg:width="4.40009656755pt" svg:height="56.38766502875pt" svg:x="782.19348104520pt" svg:y="42.51975870000pt" svg:viewBox="0 0 4 56" svg:d="M0 56.3877L4.4001 52.1608L4.4001 0L0 4.17061Z" calligra:nodeTypes="ccccc">
            <draw:glue-point draw:id="4" svg:x="0.50000000000pt" svg:y="0.50000000000pt" draw:align="center"/>
            <draw:glue-point draw:id="5" svg:x="0.50000000000pt" svg:y="0.50000000000pt" draw:align="center"/>
          </draw:path>
          <draw:path draw:style-name="gr9" xml:id="shape-75" draw:id="shape-75" draw:layer="" svg:width="7.98742957747pt" svg:height="56.93632099788pt" svg:x="782.19348104520pt" svg:y="42.74653074640pt" svg:viewBox="0 0 8 57" svg:d="M3.99372 52.8797L7.98743 48.823ZM3.99372 0L0 4.02811L0 56.9363ZM3.99372 0" calligra:nodeTypes="cccccccc">
            <draw:glue-point draw:id="4" svg:x="0.50000000000pt" svg:y="0.50000000000pt" draw:align="center"/>
            <draw:glue-point draw:id="5" svg:x="0.50000000000pt" svg:y="0.50000000000pt" draw:align="center"/>
          </draw:path>
          <draw:path draw:style-name="gr12" xml:id="shape-76" draw:id="shape-76" draw:layer="" svg:width="30.64260000000pt" svg:height="0.00000000000pt" svg:x="751.57925478120pt" svg:y="95.75449659240pt" svg:viewBox="0 0 31 0" svg:d="M0 0L30.6426 0" calligra:nodeTypes="cc">
            <draw:glue-point draw:id="4" svg:x="0.50000000000pt" svg:y="0.50000000000pt" draw:align="center"/>
            <draw:glue-point draw:id="5" svg:x="0.50000000000pt" svg:y="0.50000000000pt" draw:align="center"/>
          </draw:path>
          <draw:path draw:style-name="gr14" xml:id="shape-77" draw:id="shape-77" draw:layer="" svg:width="30.64260000000pt" svg:height="0.00000000000pt" svg:x="751.57925478120pt" svg:y="67.80484187360pt" svg:viewBox="0 0 31 0" svg:d="M0 0L30.6426 0" calligra:nodeTypes="cc">
            <draw:glue-point draw:id="4" svg:x="0.50000000000pt" svg:y="0.50000000000pt" draw:align="center"/>
            <draw:glue-point draw:id="5" svg:x="0.50000000000pt" svg:y="0.50000000000pt" draw:align="center"/>
          </draw:path>
          <draw:path draw:style-name="gr15" xml:id="shape-78" draw:id="shape-78" draw:layer="" svg:width="31.01110000000pt" svg:height="0.00000000000pt" svg:x="751.18240370000pt" svg:y="95.38599201700pt" svg:viewBox="0 0 31 0" svg:d="M0 0L31.0111 0" calligra:nodeTypes="cc">
            <draw:glue-point draw:id="4" svg:x="0.50000000000pt" svg:y="0.50000000000pt" draw:align="center"/>
            <draw:glue-point draw:id="5" svg:x="0.50000000000pt" svg:y="0.50000000000pt" draw:align="center"/>
          </draw:path>
          <draw:path draw:style-name="gr14" xml:id="shape-79" draw:id="shape-79" draw:layer="" svg:width="31.01110000000pt" svg:height="0.00000000000pt" svg:x="751.18240370000pt" svg:y="67.40799079240pt" svg:viewBox="0 0 31 0" svg:d="M0 0L31.0111 0" calligra:nodeTypes="cc">
            <draw:glue-point draw:id="4" svg:x="0.50000000000pt" svg:y="0.50000000000pt" draw:align="center"/>
            <draw:glue-point draw:id="5" svg:x="0.50000000000pt" svg:y="0.50000000000pt" draw:align="center"/>
          </draw:path>
          <draw:path draw:style-name="gr16" xml:id="shape-80" draw:id="shape-80" draw:layer="" svg:width="13.55637300118pt" svg:height="6.07235202697pt" svg:x="753.08161958860pt" svg:y="49.80481069060pt" svg:viewBox="0 0 14 6" svg:d="M0 6.07235L0 0L13.5564 0" calligra:nodeTypes="ccc">
            <draw:glue-point draw:id="4" svg:x="0.50000000000pt" svg:y="0.50000000000pt" draw:align="center"/>
            <draw:glue-point draw:id="5" svg:x="0.50000000000pt" svg:y="0.50000000000pt" draw:align="center"/>
          </draw:path>
          <draw:glue-point draw:id="4" svg:x="-38.0601%" svg:y="-50%"/>
          <draw:glue-point draw:id="5" svg:x="50%" svg:y="-50%"/>
          <draw:glue-point draw:id="6" svg:x="5.97%" svg:y="-50%"/>
          <draw:glue-point draw:id="7" svg:x="-50%" svg:y="50%"/>
          <draw:glue-point draw:id="8" svg:x="38.09%" svg:y="50%"/>
          <draw:glue-point draw:id="9" svg:x="-5.9701%" svg:y="50%"/>
          <draw:glue-point draw:id="10" svg:x="-50%" svg:y="-42.5501%"/>
          <draw:glue-point draw:id="11" svg:x="-50%" svg:y="3.72%"/>
          <draw:glue-point draw:id="12" svg:x="50%" svg:y="42.91%"/>
          <draw:glue-point draw:id="13" svg:x="50%" svg:y="-3.5401%"/>
          <draw:glue-point draw:id="14" svg:x="0%" svg:y="0.05%"/>
          <draw:glue-point draw:id="15" svg:x="0.50000000000pt" svg:y="0.50000000000pt" draw:align="center"/>
        </draw:g>
        <draw:g draw:style-name="gr1" xml:id="shape-81" draw:id="shape-81" svg:y="167.24438422000pt">
          <draw:path draw:style-name="gr17" xml:id="shape-82" draw:id="shape-82" draw:layer="" svg:width="623.24635529374pt" svg:height="28.69729380928pt" svg:x="113.38602320000pt" svg:y="170.07903480000pt" svg:viewBox="0 0 623 29" svg:d="M0 0L623.246 0L548.238 14.3415L623.246 28.6973L0 28.6973Z" calligra:nodeTypes="cccccc">
            <draw:glue-point draw:id="4" svg:x="0.50000000000pt" svg:y="0.50000000000pt" draw:align="center"/>
            <draw:glue-point draw:id="5" svg:x="0.50000000000pt" svg:y="0.50000000000pt" draw:align="center"/>
          </draw:path>
          <draw:frame draw:style-name="gr7" xml:id="shape-83" draw:id="shape-83" draw:layer="" svg:width="498.89850208000pt" svg:height="28.34650580000pt" svg:x="175.74833596000pt" svg:y="170.07903480000pt">
            <draw:text-box>
              <text:p text:style-name="P3"><text:span text:style-name="T1">{ "code" : 0, "data" : $ProfilDeL'Utilisateur }</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path draw:style-name="gr18" xml:id="shape-84" draw:id="shape-84" draw:layer="" svg:width="793.70200000000pt" svg:height="0.09942067500pt" svg:x="28.34650580000pt" svg:y="255.01913146184pt" svg:viewBox="0 0 794 0" svg:d="M0 0.0994207L793.702 0.0994207C790.626 -0.0331402 526.058 -0.0331402 0 0.0994207Z" calligra:nodeTypes="ccc">
          <draw:glue-point draw:id="4" svg:x="0.50000000000pt" svg:y="0.50000000000pt" draw:align="center"/>
        </draw:path>
        <draw:path draw:style-name="gr18" xml:id="shape-85" draw:id="shape-85" draw:layer="" svg:width="0.00000000000pt" svg:height="453.54400000000pt" svg:x="56.69301160000pt" svg:y="113.38602320000pt" svg:viewBox="0 0 0 454" svg:d="M0 0L0 453.544L0 0L0 453.544" calligra:nodeTypes="cccc">
          <draw:glue-point draw:id="4" svg:x="0.50000000000pt" svg:y="0.50000000000pt" draw:align="center"/>
        </draw:path>
        <draw:path draw:style-name="gr18" xml:id="shape-86" draw:id="shape-86" draw:layer="" svg:width="0.45859432914pt" svg:height="453.09126456047pt" svg:x="765.35565660000pt" svg:y="113.38602320000pt" svg:viewBox="0 0 0 453" svg:d="M0 0L0 453.09C0.611459 453.613 0.611459 302.584 0 0Z" calligra:nodeTypes="ccc">
          <draw:glue-point draw:id="4" svg:x="0.50000000000pt" svg:y="0.50000000000pt" draw:align="center"/>
        </draw:path>
        <draw:g draw:style-name="gr1" xml:id="shape-87" draw:id="shape-87" svg:y="280.63040742000pt">
          <draw:path draw:style-name="gr17" xml:id="shape-88" draw:id="shape-88" draw:layer="" svg:width="623.24635529374pt" svg:height="28.69729380927pt" svg:x="113.38602320000pt" svg:y="283.46505800000pt" svg:viewBox="0 0 623 29" svg:d="M0 0L551.122 0L623.246 14.3415L551.122 28.6973L0 28.6973Z" calligra:nodeTypes="cccccc">
            <draw:glue-point draw:id="4" svg:x="0.50000000000pt" svg:y="0.50000000000pt" draw:align="center"/>
            <draw:glue-point draw:id="5" svg:x="0.50000000000pt" svg:y="0.50000000000pt" draw:align="center"/>
          </draw:path>
          <draw:frame draw:style-name="gr7" xml:id="shape-89" draw:id="shape-89" draw:layer="" svg:width="479.71009815385pt" svg:height="28.34650580000pt" svg:x="173.34978546973pt" svg:y="283.46505800000pt">
            <draw:text-box>
              <text:p text:style-name="P4"><text:span text:style-name="T1">CONSULTER /profils</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90" draw:id="shape-90" svg:y="323.15016612000pt">
          <draw:path draw:style-name="gr6" xml:id="shape-91" draw:id="shape-91" draw:layer="" svg:width="623.24635529374pt" svg:height="28.69729380927pt" svg:x="113.38602320000pt" svg:y="325.98481670000pt" svg:viewBox="0 0 623 29" svg:d="M0 0L623.246 0L548.238 14.3415L623.246 28.6973L0 28.6973Z" calligra:nodeTypes="cccccc">
            <draw:glue-point draw:id="4" svg:x="0.50000000000pt" svg:y="0.50000000000pt" draw:align="center"/>
            <draw:glue-point draw:id="5" svg:x="0.50000000000pt" svg:y="0.50000000000pt" draw:align="center"/>
            <text:p text:style-name="P1"><text:span text:style-name="T1">{ "code" : 0, "data" : [$ProfilUtilisateur,$ProfilUtilisateur, ...] }</text:span></text:p>
          </draw:path>
          <draw:frame draw:style-name="gr7" xml:id="shape-92" draw:id="shape-92" draw:layer="" svg:width="498.89850208000pt" svg:height="28.34650580000pt" svg:x="175.74833596013pt" svg:y="325.98481670000pt">
            <draw:text-box>
              <text:p text:style-name="P2"/>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path draw:style-name="gr19" xml:id="shape-93" draw:id="shape-93" draw:layer="" svg:width="793.70216240000pt" svg:height="0.17757523489pt" svg:x="28.34650580000pt" svg:y="411.02433410000pt" svg:viewBox="0 0 794 0" svg:d="M0 0L793.702 0C789.402 0.236767 524.835 0.236767 0 0Z" calligra:nodeTypes="ccc">
          <draw:glue-point draw:id="4" svg:x="0.50000000000pt" svg:y="0.50000000000pt" draw:align="center"/>
        </draw:path>
        <draw:g draw:style-name="gr1" xml:id="shape-94" draw:id="shape-94" svg:y="430.63040742000pt">
          <draw:path draw:style-name="gr17" xml:id="shape-95" draw:id="shape-95" draw:layer="" svg:width="623.49245257047pt" svg:height="28.39775343561pt" svg:x="113.38602320000pt" svg:y="453.54409280000pt" svg:viewBox="0 0 623 28" svg:d="M0 0L551.34 0L623.492 14.1918L551.34 28.3978L0 28.3978Z" calligra:nodeTypes="cccccc">
            <draw:glue-point draw:id="4" svg:x="0.50000000000pt" svg:y="0.50000000000pt" draw:align="center"/>
            <draw:glue-point draw:id="5" svg:x="0.50000000000pt" svg:y="0.50000000000pt" draw:align="center"/>
          </draw:path>
          <draw:frame draw:style-name="gr7" xml:id="shape-96" draw:id="shape-96" draw:layer="" svg:width="479.71009815385pt" svg:height="28.34650580000pt" svg:x="173.34978546973pt" svg:y="453.54409280000pt">
            <draw:text-box>
              <text:p text:style-name="P4"><text:span text:style-name="T1">CONSULTER /profils/$Courriel</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97" draw:id="shape-97" svg:y="494.99068659573pt">
          <draw:path draw:style-name="gr17" xml:id="shape-98" draw:id="shape-98" draw:layer="" svg:width="623.62312760000pt" svg:height="28.34650580000pt" svg:x="113.38602320000pt" svg:y="496.06385150000pt" svg:viewBox="0 0 624 28" svg:d="M0 0L623.623 0L548.569 14.1662L623.623 28.3465L0 28.3465Z" calligra:nodeTypes="cccccc">
            <draw:glue-point draw:id="4" svg:x="0.50000000000pt" svg:y="0.50000000000pt" draw:align="center"/>
            <draw:glue-point draw:id="5" svg:x="0.50000000000pt" svg:y="0.50000000000pt" draw:align="center"/>
          </draw:path>
          <draw:frame draw:style-name="gr7" xml:id="shape-99" draw:id="shape-99" draw:layer="" svg:width="498.89850208000pt" svg:height="28.34650580000pt" svg:x="175.74833596011pt" svg:y="496.06385150000pt">
            <draw:text-box>
              <text:p text:style-name="P3"><text:span text:style-name="T1">{ "code" : 0, "data" : $ProfilUtilisateur }</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0</meta:generator>
    <dc:title/>
    <meta:initial-creator>Unknown</meta:initial-creator>
    <meta:editing-cycles>6</meta:editing-cycles>
    <dc:date>2016-02-03T18:19:09</dc:date>
    <meta:creation-date>2013-01-19T15:30:17</meta:creation-date>
    <dc:creator>Tosi Emeric</dc:creator>
  </office:meta>
</office:document-meta>
</file>